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H" style:family="table-column">
      <style:table-column-properties style:column-width="2.127cm" style:rel-column-width="819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H" style:family="table-column">
      <style:table-column-properties style:column-width="2.127cm" style:rel-column-width="819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H" style:family="table-column">
      <style:table-column-properties style:column-width="2.127cm" style:rel-column-width="819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H" style:family="table-column">
      <style:table-column-properties style:column-width="2.127cm" style:rel-column-width="819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H" style:family="table-column">
      <style:table-column-properties style:column-width="2.127cm" style:rel-column-width="819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H" style:family="table-column">
      <style:table-column-properties style:column-width="2.127cm" style:rel-column-width="819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49cm" style:rel-column-width="16383*"/>
    </style:style>
    <style:style style:name="Tabelle10.D" style:family="table-column">
      <style:table-column-properties style:column-width="4.251cm" style:rel-column-width="16386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49cm" style:rel-column-width="16383*"/>
    </style:style>
    <style:style style:name="Tabelle11.D" style:family="table-column">
      <style:table-column-properties style:column-width="4.251cm" style:rel-column-width="1638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49cm" style:rel-column-width="16383*"/>
    </style:style>
    <style:style style:name="Tabelle12.D" style:family="table-column">
      <style:table-column-properties style:column-width="4.251cm" style:rel-column-width="16386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49cm" style:rel-column-width="16383*"/>
    </style:style>
    <style:style style:name="Tabelle13.D" style:family="table-column">
      <style:table-column-properties style:column-width="4.251cm" style:rel-column-width="1638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49cm" style:rel-column-width="16383*"/>
    </style:style>
    <style:style style:name="Tabelle14.D" style:family="table-column">
      <style:table-column-properties style:column-width="4.251cm" style:rel-column-width="16386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49cm" style:rel-column-width="16383*"/>
    </style:style>
    <style:style style:name="Tabelle15.D" style:family="table-column">
      <style:table-column-properties style:column-width="4.251cm" style:rel-column-width="16386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4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5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6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7" style:family="paragraph" style:parent-style-name="Text_20_body">
      <style:text-properties fo:font-weight="normal" officeooo:rsid="002b6d40" officeooo:paragraph-rsid="003b921c" style:font-weight-asian="normal" style:font-weight-complex="normal"/>
    </style:style>
    <style:style style:name="P8" style:family="paragraph" style:parent-style-name="Text_20_body">
      <style:text-properties fo:font-weight="normal" officeooo:rsid="002b6d40" officeooo:paragraph-rsid="003cf3a7" style:font-weight-asian="normal" style:font-weight-complex="normal"/>
    </style:style>
    <style:style style:name="P9" style:family="paragraph" style:parent-style-name="Text_20_body">
      <style:text-properties fo:font-weight="normal" officeooo:rsid="002b6d40" officeooo:paragraph-rsid="0042055c" style:font-weight-asian="normal" style:font-weight-complex="normal"/>
    </style:style>
    <style:style style:name="P10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11" style:family="paragraph" style:parent-style-name="Text_20_body">
      <style:text-properties fo:font-weight="normal" officeooo:rsid="005e5708" officeooo:paragraph-rsid="005e5708" style:font-weight-asian="normal" style:font-weight-complex="normal"/>
    </style:style>
    <style:style style:name="P12" style:family="paragraph" style:parent-style-name="Text_20_body">
      <style:text-properties fo:font-weight="normal" officeooo:rsid="005f3646" officeooo:paragraph-rsid="005f3646" style:font-weight-asian="normal" style:font-weight-complex="normal"/>
    </style:style>
    <style:style style:name="P13" style:family="paragraph" style:parent-style-name="Text_20_body">
      <style:text-properties fo:font-weight="normal" officeooo:rsid="005f3646" officeooo:paragraph-rsid="0063aa58" style:font-weight-asian="normal" style:font-weight-complex="normal"/>
    </style:style>
    <style:style style:name="P14" style:family="paragraph" style:parent-style-name="Text_20_body">
      <style:text-properties fo:font-weight="normal" officeooo:rsid="00611a45" officeooo:paragraph-rsid="00611a45" style:font-weight-asian="normal" style:font-weight-complex="normal"/>
    </style:style>
    <style:style style:name="P15" style:family="paragraph" style:parent-style-name="Text_20_body">
      <style:text-properties fo:font-weight="normal" officeooo:rsid="00611a45" officeooo:paragraph-rsid="0062d422" style:font-weight-asian="normal" style:font-weight-complex="normal"/>
    </style:style>
    <style:style style:name="P16" style:family="paragraph" style:parent-style-name="Text_20_body">
      <style:text-properties fo:font-weight="normal" officeooo:rsid="0063aa58" officeooo:paragraph-rsid="0063aa58" style:font-weight-asian="normal" style:font-weight-complex="normal"/>
    </style:style>
    <style:style style:name="P17" style:family="paragraph" style:parent-style-name="Text_20_body">
      <style:text-properties fo:font-weight="normal" officeooo:rsid="0064233b" officeooo:paragraph-rsid="0064233b" style:font-weight-asian="normal" style:font-weight-complex="normal"/>
    </style:style>
    <style:style style:name="P18" style:family="paragraph" style:parent-style-name="Text_20_body">
      <style:text-properties fo:font-weight="normal" officeooo:rsid="0064233b" officeooo:paragraph-rsid="006ad957" style:font-weight-asian="normal" style:font-weight-complex="normal"/>
    </style:style>
    <style:style style:name="P19" style:family="paragraph" style:parent-style-name="Text_20_body">
      <style:text-properties fo:font-weight="normal" officeooo:rsid="0064233b" officeooo:paragraph-rsid="0062d422" style:font-weight-asian="normal" style:font-weight-complex="normal"/>
    </style:style>
    <style:style style:name="P20" style:family="paragraph" style:parent-style-name="Text_20_body">
      <style:text-properties fo:font-weight="normal" officeooo:rsid="006b3ef9" officeooo:paragraph-rsid="006b3ef9" style:font-weight-asian="normal" style:font-weight-complex="normal"/>
    </style:style>
    <style:style style:name="P21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22" style:family="paragraph" style:parent-style-name="Text_20_body">
      <style:text-properties fo:font-weight="normal" officeooo:rsid="007fb9f3" officeooo:paragraph-rsid="007fb9f3" style:font-weight-asian="normal" style:font-weight-complex="normal"/>
    </style:style>
    <style:style style:name="P23" style:family="paragraph" style:parent-style-name="Text_20_body">
      <style:text-properties fo:font-weight="normal" officeooo:rsid="0081a149" officeooo:paragraph-rsid="0081a149" style:font-weight-asian="normal" style:font-weight-complex="normal"/>
    </style:style>
    <style:style style:name="P24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25" style:family="paragraph" style:parent-style-name="Text_20_body">
      <style:text-properties fo:font-weight="normal" officeooo:rsid="0082e12f" officeooo:paragraph-rsid="008b0a16" style:font-weight-asian="normal" style:font-weight-complex="normal"/>
    </style:style>
    <style:style style:name="P26" style:family="paragraph" style:parent-style-name="Text_20_body">
      <style:text-properties fo:font-weight="normal" officeooo:rsid="0082e12f" officeooo:paragraph-rsid="0094e514" style:font-weight-asian="normal" style:font-weight-complex="normal"/>
    </style:style>
    <style:style style:name="P27" style:family="paragraph" style:parent-style-name="Text_20_body">
      <style:text-properties fo:font-weight="normal" officeooo:rsid="0082e12f" officeooo:paragraph-rsid="0099b971" style:font-weight-asian="normal" style:font-weight-complex="normal"/>
    </style:style>
    <style:style style:name="P28" style:family="paragraph" style:parent-style-name="Text_20_body">
      <style:text-properties fo:font-weight="normal" officeooo:rsid="005632e4" officeooo:paragraph-rsid="005632e4" style:font-weight-asian="normal" style:font-weight-complex="normal"/>
    </style:style>
    <style:style style:name="P29" style:family="paragraph" style:parent-style-name="Text_20_body">
      <style:text-properties fo:font-weight="normal" officeooo:rsid="00592c92" officeooo:paragraph-rsid="00592c92" style:font-weight-asian="normal" style:font-weight-complex="normal"/>
    </style:style>
    <style:style style:name="P30" style:family="paragraph" style:parent-style-name="Text_20_body">
      <style:text-properties fo:font-weight="normal" officeooo:rsid="005ae717" officeooo:paragraph-rsid="005ae717" style:font-weight-asian="normal" style:font-weight-complex="normal"/>
    </style:style>
    <style:style style:name="P31" style:family="paragraph" style:parent-style-name="Text_20_body">
      <style:text-properties fo:font-weight="normal" officeooo:rsid="007bfccb" officeooo:paragraph-rsid="007bfccb" style:font-weight-asian="normal" style:font-weight-complex="normal"/>
    </style:style>
    <style:style style:name="P32" style:family="paragraph" style:parent-style-name="Text_20_body">
      <style:text-properties fo:font-weight="normal" officeooo:rsid="0062d422" officeooo:paragraph-rsid="0062d422" style:font-weight-asian="normal" style:font-weight-complex="normal"/>
    </style:style>
    <style:style style:name="P33" style:family="paragraph" style:parent-style-name="Text_20_body">
      <style:text-properties fo:font-weight="normal" officeooo:rsid="006ad957" officeooo:paragraph-rsid="006ad957" style:font-weight-asian="normal" style:font-weight-complex="normal"/>
    </style:style>
    <style:style style:name="P34" style:family="paragraph" style:parent-style-name="Text_20_body">
      <style:text-properties fo:font-weight="normal" officeooo:rsid="006d0fe1" officeooo:paragraph-rsid="006b3ef9" style:font-weight-asian="normal" style:font-weight-complex="normal"/>
    </style:style>
    <style:style style:name="P35" style:family="paragraph" style:parent-style-name="Text_20_body">
      <style:text-properties fo:font-weight="normal" officeooo:rsid="006e8447" officeooo:paragraph-rsid="006e8447" style:font-weight-asian="normal" style:font-weight-complex="normal"/>
    </style:style>
    <style:style style:name="P36" style:family="paragraph" style:parent-style-name="Text_20_body">
      <style:text-properties fo:font-weight="normal" officeooo:rsid="0071cce1" officeooo:paragraph-rsid="0071cce1" style:font-weight-asian="normal" style:font-weight-complex="normal"/>
    </style:style>
    <style:style style:name="P37" style:family="paragraph" style:parent-style-name="Text_20_body">
      <style:text-properties fo:font-weight="normal" officeooo:rsid="0071cce1" officeooo:paragraph-rsid="00727c90" style:font-weight-asian="normal" style:font-weight-complex="normal"/>
    </style:style>
    <style:style style:name="P38" style:family="paragraph" style:parent-style-name="Text_20_body">
      <style:text-properties fo:font-weight="normal" officeooo:rsid="00727c90" officeooo:paragraph-rsid="00727c90" style:font-weight-asian="normal" style:font-weight-complex="normal"/>
    </style:style>
    <style:style style:name="P39" style:family="paragraph" style:parent-style-name="Text_20_body">
      <style:text-properties fo:font-weight="normal" officeooo:rsid="00743eae" officeooo:paragraph-rsid="00743eae" style:font-weight-asian="normal" style:font-weight-complex="normal"/>
    </style:style>
    <style:style style:name="P40" style:family="paragraph" style:parent-style-name="Text_20_body">
      <style:text-properties fo:font-weight="normal" officeooo:rsid="0077fd1c" officeooo:paragraph-rsid="00743eae" style:font-weight-asian="normal" style:font-weight-complex="normal"/>
    </style:style>
    <style:style style:name="P41" style:family="paragraph" style:parent-style-name="Text_20_body">
      <style:text-properties fo:font-weight="normal" officeooo:rsid="0077fd1c" officeooo:paragraph-rsid="0077fd1c" style:font-weight-asian="normal" style:font-weight-complex="normal"/>
    </style:style>
    <style:style style:name="P42" style:family="paragraph" style:parent-style-name="Text_20_body">
      <style:text-properties fo:font-weight="normal" officeooo:rsid="0084092c" officeooo:paragraph-rsid="0084092c" style:font-weight-asian="normal" style:font-weight-complex="normal"/>
    </style:style>
    <style:style style:name="P43" style:family="paragraph" style:parent-style-name="Text_20_body">
      <style:text-properties fo:font-weight="normal" officeooo:rsid="0084092c" officeooo:paragraph-rsid="008b0a16" style:font-weight-asian="normal" style:font-weight-complex="normal"/>
    </style:style>
    <style:style style:name="P44" style:family="paragraph" style:parent-style-name="Text_20_body">
      <style:text-properties fo:font-weight="normal" officeooo:rsid="0084092c" officeooo:paragraph-rsid="0094e514" style:font-weight-asian="normal" style:font-weight-complex="normal"/>
    </style:style>
    <style:style style:name="P45" style:family="paragraph" style:parent-style-name="Text_20_body">
      <style:text-properties fo:font-weight="normal" officeooo:rsid="0084092c" officeooo:paragraph-rsid="0099b971" style:font-weight-asian="normal" style:font-weight-complex="normal"/>
    </style:style>
    <style:style style:name="P46" style:family="paragraph" style:parent-style-name="Text_20_body">
      <style:text-properties fo:font-weight="normal" officeooo:rsid="009844b2" officeooo:paragraph-rsid="009844b2" style:font-weight-asian="normal" style:font-weight-complex="normal"/>
    </style:style>
    <style:style style:name="P47" style:family="paragraph" style:parent-style-name="Text_20_body">
      <style:text-properties fo:font-weight="normal" officeooo:rsid="009844b2" officeooo:paragraph-rsid="0099b971" style:font-weight-asian="normal" style:font-weight-complex="normal"/>
    </style:style>
    <style:style style:name="P48" style:family="paragraph" style:parent-style-name="Text_20_body">
      <style:text-properties officeooo:rsid="001e0b6c" officeooo:paragraph-rsid="001e0b6c"/>
    </style:style>
    <style:style style:name="P49" style:family="paragraph" style:parent-style-name="Text_20_body">
      <style:text-properties officeooo:rsid="001e0b6c" officeooo:paragraph-rsid="00284d21"/>
    </style:style>
    <style:style style:name="P50" style:family="paragraph" style:parent-style-name="Text_20_body">
      <style:text-properties officeooo:rsid="001e744b" officeooo:paragraph-rsid="0028bbe6"/>
    </style:style>
    <style:style style:name="P51" style:family="paragraph" style:parent-style-name="Text_20_body">
      <style:text-properties officeooo:rsid="0020859c" officeooo:paragraph-rsid="0020859c"/>
    </style:style>
    <style:style style:name="P52" style:family="paragraph" style:parent-style-name="Text_20_body">
      <style:text-properties officeooo:rsid="0020859c" officeooo:paragraph-rsid="002a0029"/>
    </style:style>
    <style:style style:name="P53" style:family="paragraph" style:parent-style-name="Text_20_body">
      <style:text-properties officeooo:paragraph-rsid="0023f30f"/>
    </style:style>
    <style:style style:name="P54" style:family="paragraph" style:parent-style-name="Text_20_body">
      <style:text-properties officeooo:rsid="0017057b" officeooo:paragraph-rsid="0017057b"/>
    </style:style>
    <style:style style:name="P55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56" style:family="paragraph" style:parent-style-name="Text_20_body">
      <style:text-properties fo:font-weight="bold" officeooo:rsid="005c84bb" officeooo:paragraph-rsid="005c84bb" style:font-weight-asian="bold" style:font-weight-complex="bold"/>
    </style:style>
    <style:style style:name="P57" style:family="paragraph" style:parent-style-name="Text_20_body">
      <style:text-properties fo:font-weight="bold" officeooo:rsid="00799b91" officeooo:paragraph-rsid="00799b91" style:font-weight-asian="bold" style:font-weight-complex="bold"/>
    </style:style>
    <style:style style:name="P58" style:family="paragraph" style:parent-style-name="Text_20_body">
      <style:text-properties fo:font-weight="bold" officeooo:rsid="001867a9" officeooo:paragraph-rsid="005632e4" style:font-weight-asian="bold" style:font-weight-complex="bold"/>
    </style:style>
    <style:style style:name="P59" style:family="paragraph" style:parent-style-name="Text_20_body">
      <style:text-properties fo:font-weight="bold" officeooo:rsid="0096c1b5" officeooo:paragraph-rsid="0096c1b5" style:font-weight-asian="bold" style:font-weight-complex="bold"/>
    </style:style>
    <style:style style:name="P60" style:family="paragraph" style:parent-style-name="Text_20_body">
      <style:text-properties officeooo:paragraph-rsid="002b6d40"/>
    </style:style>
    <style:style style:name="P61" style:family="paragraph" style:parent-style-name="Text_20_body">
      <style:text-properties officeooo:rsid="002cadd0" officeooo:paragraph-rsid="002cadd0"/>
    </style:style>
    <style:style style:name="P62" style:family="paragraph" style:parent-style-name="Text_20_body">
      <style:text-properties officeooo:rsid="002cadd0" officeooo:paragraph-rsid="002d8ef5"/>
    </style:style>
    <style:style style:name="P63" style:family="paragraph" style:parent-style-name="Text_20_body">
      <style:text-properties officeooo:rsid="002cadd0" officeooo:paragraph-rsid="0031689f"/>
    </style:style>
    <style:style style:name="P64" style:family="paragraph" style:parent-style-name="Text_20_body">
      <style:text-properties officeooo:paragraph-rsid="002d8ef5"/>
    </style:style>
    <style:style style:name="P65" style:family="paragraph" style:parent-style-name="Text_20_body">
      <style:text-properties officeooo:paragraph-rsid="0031689f"/>
    </style:style>
    <style:style style:name="P66" style:family="paragraph" style:parent-style-name="Text_20_body">
      <style:text-properties officeooo:rsid="003a2c20" officeooo:paragraph-rsid="003a2c20"/>
    </style:style>
    <style:style style:name="P67" style:family="paragraph" style:parent-style-name="Text_20_body">
      <style:text-properties officeooo:rsid="003a2c20" officeooo:paragraph-rsid="003b921c"/>
    </style:style>
    <style:style style:name="P68" style:family="paragraph" style:parent-style-name="Text_20_body">
      <style:text-properties officeooo:rsid="003a2c20" officeooo:paragraph-rsid="003cf3a7"/>
    </style:style>
    <style:style style:name="P69" style:family="paragraph" style:parent-style-name="Text_20_body">
      <style:text-properties officeooo:rsid="003a2c20" officeooo:paragraph-rsid="0042055c"/>
    </style:style>
    <style:style style:name="P70" style:family="paragraph" style:parent-style-name="Text_20_body">
      <style:text-properties officeooo:rsid="003a2c20" officeooo:paragraph-rsid="0044cdb7"/>
    </style:style>
    <style:style style:name="P71" style:family="paragraph" style:parent-style-name="Text_20_body">
      <style:text-properties officeooo:paragraph-rsid="003a2c20"/>
    </style:style>
    <style:style style:name="P72" style:family="paragraph" style:parent-style-name="Text_20_body">
      <style:text-properties officeooo:paragraph-rsid="003cf3a7"/>
    </style:style>
    <style:style style:name="P73" style:family="paragraph" style:parent-style-name="Text_20_body">
      <style:text-properties officeooo:paragraph-rsid="0042055c"/>
    </style:style>
    <style:style style:name="P74" style:family="paragraph" style:parent-style-name="Text_20_body">
      <style:text-properties officeooo:paragraph-rsid="0044cdb7"/>
    </style:style>
    <style:style style:name="P75" style:family="paragraph" style:parent-style-name="Text_20_body">
      <style:text-properties officeooo:rsid="00470d29" officeooo:paragraph-rsid="00470d29"/>
    </style:style>
    <style:style style:name="P76" style:family="paragraph" style:parent-style-name="Text_20_body">
      <style:text-properties officeooo:rsid="00470d29" officeooo:paragraph-rsid="00476149"/>
    </style:style>
    <style:style style:name="P77" style:family="paragraph" style:parent-style-name="Text_20_body">
      <style:text-properties officeooo:rsid="00470d29" officeooo:paragraph-rsid="004b2535"/>
    </style:style>
    <style:style style:name="P78" style:family="paragraph" style:parent-style-name="Text_20_body">
      <style:text-properties officeooo:rsid="00470d29" officeooo:paragraph-rsid="004e6e51"/>
    </style:style>
    <style:style style:name="P79" style:family="paragraph" style:parent-style-name="Text_20_body">
      <style:text-properties officeooo:rsid="00476149" officeooo:paragraph-rsid="00476149"/>
    </style:style>
    <style:style style:name="P80" style:family="paragraph" style:parent-style-name="Text_20_body">
      <style:text-properties officeooo:rsid="00476149" officeooo:paragraph-rsid="004b2535"/>
    </style:style>
    <style:style style:name="P81" style:family="paragraph" style:parent-style-name="Text_20_body">
      <style:text-properties officeooo:rsid="00476149" officeooo:paragraph-rsid="004e6e51"/>
    </style:style>
    <style:style style:name="P82" style:family="paragraph" style:parent-style-name="Text_20_body">
      <style:text-properties officeooo:rsid="0049a8ae" officeooo:paragraph-rsid="0049a8ae"/>
    </style:style>
    <style:style style:name="P83" style:family="paragraph" style:parent-style-name="Text_20_body">
      <style:text-properties officeooo:rsid="004e6e51" officeooo:paragraph-rsid="004e6e51"/>
    </style:style>
    <style:style style:name="P84" style:family="paragraph" style:parent-style-name="Text_20_body">
      <style:text-properties officeooo:rsid="00509820" officeooo:paragraph-rsid="00509820"/>
    </style:style>
    <style:style style:name="P85" style:family="paragraph" style:parent-style-name="Text_20_body">
      <style:text-properties officeooo:rsid="00519c6c" officeooo:paragraph-rsid="00519c6c"/>
    </style:style>
    <style:style style:name="P86" style:family="paragraph" style:parent-style-name="Text_20_body">
      <style:text-properties officeooo:paragraph-rsid="0051e58f"/>
    </style:style>
    <style:style style:name="P87" style:family="paragraph" style:parent-style-name="Text_20_body">
      <style:text-properties officeooo:rsid="0053d31a" officeooo:paragraph-rsid="0053d31a"/>
    </style:style>
    <style:style style:name="P88" style:family="paragraph" style:parent-style-name="Text_20_body">
      <style:text-properties officeooo:rsid="00543329" officeooo:paragraph-rsid="00543329"/>
    </style:style>
    <style:style style:name="P89" style:family="paragraph" style:parent-style-name="Text_20_body">
      <style:text-properties officeooo:rsid="00544c68" officeooo:paragraph-rsid="00544c68"/>
    </style:style>
    <style:style style:name="P90" style:family="paragraph" style:parent-style-name="Text_20_body">
      <style:text-properties officeooo:rsid="00544c68" officeooo:paragraph-rsid="005632e4"/>
    </style:style>
    <style:style style:name="P91" style:family="paragraph" style:parent-style-name="Text_20_body">
      <style:text-properties officeooo:rsid="005632e4" officeooo:paragraph-rsid="005632e4"/>
    </style:style>
    <style:style style:name="P92" style:family="paragraph" style:parent-style-name="Text_20_body">
      <style:text-properties officeooo:rsid="005632e4" officeooo:paragraph-rsid="00592c92"/>
    </style:style>
    <style:style style:name="P93" style:family="paragraph" style:parent-style-name="Text_20_body">
      <style:text-properties officeooo:rsid="00592c92" officeooo:paragraph-rsid="00592c92"/>
    </style:style>
    <style:style style:name="P94" style:family="paragraph" style:parent-style-name="Text_20_body">
      <style:text-properties officeooo:paragraph-rsid="006b3ef9"/>
    </style:style>
    <style:style style:name="P95" style:family="paragraph" style:parent-style-name="Text_20_body">
      <style:text-properties officeooo:rsid="006e8447" officeooo:paragraph-rsid="006e8447"/>
    </style:style>
    <style:style style:name="P96" style:family="paragraph" style:parent-style-name="Text_20_body">
      <style:text-properties officeooo:rsid="006e8447" officeooo:paragraph-rsid="0071cce1"/>
    </style:style>
    <style:style style:name="P97" style:family="paragraph" style:parent-style-name="Text_20_body">
      <style:text-properties officeooo:rsid="006e8447" officeooo:paragraph-rsid="00743eae"/>
    </style:style>
    <style:style style:name="P98" style:family="paragraph" style:parent-style-name="Text_20_body">
      <style:text-properties officeooo:rsid="007bfccb" officeooo:paragraph-rsid="007bfccb"/>
    </style:style>
    <style:style style:name="P99" style:family="paragraph" style:parent-style-name="Text_20_body">
      <style:text-properties officeooo:rsid="0051e58f" officeooo:paragraph-rsid="0051e58f"/>
    </style:style>
    <style:style style:name="P100" style:family="paragraph" style:parent-style-name="Title">
      <style:text-properties officeooo:rsid="0017057b" officeooo:paragraph-rsid="0017057b"/>
    </style:style>
    <style:style style:name="P101" style:family="paragraph" style:parent-style-name="Table_20_Contents">
      <style:text-properties officeooo:rsid="002cadd0" officeooo:paragraph-rsid="002cadd0"/>
    </style:style>
    <style:style style:name="P102" style:family="paragraph" style:parent-style-name="Table_20_Contents">
      <style:text-properties officeooo:rsid="002cadd0" officeooo:paragraph-rsid="002d8ef5"/>
    </style:style>
    <style:style style:name="P103" style:family="paragraph" style:parent-style-name="Table_20_Contents">
      <style:text-properties officeooo:rsid="002cadd0" officeooo:paragraph-rsid="0031689f"/>
    </style:style>
    <style:style style:name="P104" style:family="paragraph" style:parent-style-name="Table_20_Contents">
      <style:text-properties officeooo:rsid="002cadd0" officeooo:paragraph-rsid="003a2c20"/>
    </style:style>
    <style:style style:name="P105" style:family="paragraph" style:parent-style-name="Table_20_Contents">
      <style:text-properties officeooo:rsid="002cadd0" officeooo:paragraph-rsid="003cf3a7"/>
    </style:style>
    <style:style style:name="P106" style:family="paragraph" style:parent-style-name="Table_20_Contents">
      <style:text-properties officeooo:rsid="002cadd0" officeooo:paragraph-rsid="0042055c"/>
    </style:style>
    <style:style style:name="P107" style:family="paragraph" style:parent-style-name="Table_20_Contents">
      <style:text-properties officeooo:rsid="002cadd0" officeooo:paragraph-rsid="0044cdb7"/>
    </style:style>
    <style:style style:name="P108" style:family="paragraph" style:parent-style-name="Table_20_Contents">
      <style:text-properties officeooo:rsid="002dd620" officeooo:paragraph-rsid="002dd620"/>
    </style:style>
    <style:style style:name="P109" style:family="paragraph" style:parent-style-name="Table_20_Contents">
      <style:text-properties officeooo:rsid="002dd620" officeooo:paragraph-rsid="0031689f"/>
    </style:style>
    <style:style style:name="P110" style:family="paragraph" style:parent-style-name="Table_20_Contents">
      <style:text-properties officeooo:rsid="00362fd3" officeooo:paragraph-rsid="00362fd3"/>
    </style:style>
    <style:style style:name="P111" style:family="paragraph" style:parent-style-name="Table_20_Contents">
      <style:text-properties officeooo:rsid="0037059f" officeooo:paragraph-rsid="0037059f"/>
    </style:style>
    <style:style style:name="P112" style:family="paragraph" style:parent-style-name="Table_20_Contents">
      <style:text-properties officeooo:rsid="0037059f" officeooo:paragraph-rsid="003a2c20"/>
    </style:style>
    <style:style style:name="P113" style:family="paragraph" style:parent-style-name="Table_20_Contents">
      <style:text-properties officeooo:rsid="003a2c20" officeooo:paragraph-rsid="003a2c20"/>
    </style:style>
    <style:style style:name="P114" style:family="paragraph" style:parent-style-name="Table_20_Contents">
      <style:text-properties officeooo:rsid="003f9be6" officeooo:paragraph-rsid="003f9be6"/>
    </style:style>
    <style:style style:name="P115" style:family="paragraph" style:parent-style-name="Table_20_Contents">
      <style:text-properties officeooo:rsid="003f9be6" officeooo:paragraph-rsid="0042055c"/>
    </style:style>
    <style:style style:name="P116" style:family="paragraph" style:parent-style-name="Table_20_Contents">
      <style:text-properties officeooo:rsid="003f9be6" officeooo:paragraph-rsid="0044cdb7"/>
    </style:style>
    <style:style style:name="P117" style:family="paragraph" style:parent-style-name="Table_20_Contents">
      <style:text-properties officeooo:rsid="0042055c" officeooo:paragraph-rsid="0042055c"/>
    </style:style>
    <style:style style:name="P118" style:family="paragraph" style:parent-style-name="Table_20_Contents">
      <style:text-properties officeooo:rsid="0046160b" officeooo:paragraph-rsid="0046160b"/>
    </style:style>
    <style:style style:name="P119" style:family="paragraph" style:parent-style-name="Table_20_Contents">
      <style:text-properties officeooo:rsid="00476149" officeooo:paragraph-rsid="00476149"/>
    </style:style>
    <style:style style:name="P120" style:family="paragraph" style:parent-style-name="Table_20_Contents">
      <style:text-properties officeooo:rsid="00476149" officeooo:paragraph-rsid="004b2535"/>
    </style:style>
    <style:style style:name="P121" style:family="paragraph" style:parent-style-name="Table_20_Contents">
      <style:text-properties officeooo:rsid="00476149" officeooo:paragraph-rsid="004e6e51"/>
    </style:style>
    <style:style style:name="P122" style:family="paragraph" style:parent-style-name="Table_20_Contents">
      <style:text-properties officeooo:paragraph-rsid="00476149"/>
    </style:style>
    <style:style style:name="P123" style:family="paragraph" style:parent-style-name="Table_20_Contents">
      <style:text-properties officeooo:rsid="00498c6f" officeooo:paragraph-rsid="00498c6f"/>
    </style:style>
    <style:style style:name="P124" style:family="paragraph" style:parent-style-name="Table_20_Contents">
      <style:text-properties officeooo:rsid="00498c6f" officeooo:paragraph-rsid="004e6e51"/>
    </style:style>
    <style:style style:name="P125" style:family="paragraph" style:parent-style-name="Table_20_Contents">
      <style:text-properties officeooo:rsid="0049a8ae" officeooo:paragraph-rsid="0049a8ae"/>
    </style:style>
    <style:style style:name="P126" style:family="paragraph" style:parent-style-name="Table_20_Contents">
      <style:text-properties officeooo:rsid="0049a8ae" officeooo:paragraph-rsid="004b2535"/>
    </style:style>
    <style:style style:name="P127" style:family="paragraph" style:parent-style-name="Table_20_Contents">
      <style:text-properties officeooo:paragraph-rsid="004b2535"/>
    </style:style>
    <style:style style:name="P128" style:family="paragraph" style:parent-style-name="Table_20_Contents">
      <style:text-properties officeooo:rsid="004b2535" officeooo:paragraph-rsid="004b2535"/>
    </style:style>
    <style:style style:name="P129" style:family="paragraph" style:parent-style-name="Table_20_Contents">
      <style:text-properties officeooo:rsid="004c7070" officeooo:paragraph-rsid="004c7070"/>
    </style:style>
    <style:style style:name="P130" style:family="paragraph" style:parent-style-name="Table_20_Contents">
      <style:text-properties officeooo:paragraph-rsid="004e6e51"/>
    </style:style>
    <style:style style:name="P131" style:family="paragraph" style:parent-style-name="Table_20_Contents">
      <style:text-properties officeooo:rsid="004f8701" officeooo:paragraph-rsid="004f8701"/>
    </style:style>
    <style:style style:name="P132" style:family="paragraph" style:parent-style-name="Table_20_Contents">
      <style:text-properties officeooo:rsid="005036c5" officeooo:paragraph-rsid="005036c5"/>
    </style:style>
    <style:style style:name="P133" style:family="paragraph" style:parent-style-name="Table_20_Contents">
      <style:text-properties officeooo:rsid="0053d31a" officeooo:paragraph-rsid="0053d31a"/>
    </style:style>
    <style:style style:name="P134" style:family="paragraph" style:parent-style-name="Table_20_Contents">
      <style:text-properties officeooo:rsid="0053d31a" officeooo:paragraph-rsid="005632e4"/>
    </style:style>
    <style:style style:name="P135" style:family="paragraph" style:parent-style-name="Table_20_Contents">
      <style:text-properties officeooo:rsid="005632e4" officeooo:paragraph-rsid="005632e4"/>
    </style:style>
    <style:style style:name="P136" style:family="paragraph" style:parent-style-name="Table_20_Contents">
      <style:text-properties officeooo:rsid="00576250" officeooo:paragraph-rsid="00576250"/>
    </style:style>
    <style:style style:name="P137" style:family="paragraph" style:parent-style-name="Text_20_body">
      <style:text-properties officeooo:rsid="003a2c20" officeooo:paragraph-rsid="0044cdb7"/>
    </style:style>
    <style:style style:name="P138" style:family="paragraph" style:parent-style-name="Text_20_body">
      <style:text-properties officeooo:rsid="003a2c20" officeooo:paragraph-rsid="0042055c"/>
    </style:style>
    <style:style style:name="P139" style:family="paragraph" style:parent-style-name="Text_20_body">
      <style:text-properties officeooo:rsid="003a2c20" officeooo:paragraph-rsid="003cf3a7"/>
    </style:style>
    <style:style style:name="P140" style:family="paragraph" style:parent-style-name="Text_20_body">
      <style:text-properties fo:font-variant="normal" fo:text-transform="none" fo:color="#222222" fo:letter-spacing="normal" officeooo:rsid="0020859c" officeooo:paragraph-rsid="0020859c"/>
    </style:style>
    <style:style style:name="P141" style:family="paragraph" style:parent-style-name="Text_20_body">
      <style:text-properties fo:font-variant="normal" fo:text-transform="none" fo:color="#222222" fo:letter-spacing="normal" fo:font-weight="bold" officeooo:rsid="00b1b8c6" officeooo:paragraph-rsid="00b1b8c6" style:font-weight-asian="bold" style:font-weight-complex="bold"/>
    </style:style>
    <style:style style:name="P142" style:family="paragraph" style:parent-style-name="Text_20_body">
      <style:text-properties fo:font-variant="normal" fo:text-transform="none" fo:color="#222222" fo:letter-spacing="normal" fo:font-weight="bold" officeooo:rsid="00b35533" officeooo:paragraph-rsid="00b35533" style:font-weight-asian="bold" style:font-weight-complex="bold"/>
    </style:style>
    <style:style style:name="P143" style:family="paragraph" style:parent-style-name="Text_20_body">
      <style:text-properties fo:font-variant="normal" fo:text-transform="none" fo:color="#222222" fo:letter-spacing="normal" fo:font-weight="bold" officeooo:rsid="00b6883a" officeooo:paragraph-rsid="00b6883a" style:font-weight-asian="bold" style:font-weight-complex="bold"/>
    </style:style>
    <style:style style:name="P144" style:family="paragraph" style:parent-style-name="Text_20_body">
      <style:text-properties fo:font-variant="normal" fo:text-transform="none" fo:color="#222222" fo:letter-spacing="normal" fo:font-weight="normal" officeooo:rsid="00b1b8c6" officeooo:paragraph-rsid="00b1b8c6" style:font-weight-asian="normal" style:font-weight-complex="normal"/>
    </style:style>
    <style:style style:name="P145" style:family="paragraph" style:parent-style-name="Table_20_Contents">
      <style:text-properties officeooo:rsid="009be1f8" officeooo:paragraph-rsid="009be1f8"/>
    </style:style>
    <style:style style:name="P146" style:family="paragraph" style:parent-style-name="Table_20_Contents">
      <style:text-properties officeooo:rsid="009f54a4" officeooo:paragraph-rsid="009f54a4"/>
    </style:style>
    <style:style style:name="P147" style:family="paragraph" style:parent-style-name="Table_20_Contents">
      <style:text-properties officeooo:rsid="00a1dcec" officeooo:paragraph-rsid="00a1dcec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weight="normal" officeooo:rsid="0064233b" style:font-weight-asian="normal" style:font-weight-complex="normal"/>
    </style:style>
    <style:style style:name="T23" style:family="text">
      <style:text-properties fo:font-weight="normal" officeooo:rsid="006b3ef9" style:font-weight-asian="normal" style:font-weight-complex="normal"/>
    </style:style>
    <style:style style:name="T24" style:family="text">
      <style:text-properties fo:font-weight="normal" officeooo:rsid="006d0fe1" style:font-weight-asian="normal" style:font-weight-complex="normal"/>
    </style:style>
    <style:style style:name="T25" style:family="text">
      <style:text-properties fo:font-weight="normal" officeooo:rsid="006fbc3e" style:font-weight-asian="normal" style:font-weight-complex="normal"/>
    </style:style>
    <style:style style:name="T26" style:family="text">
      <style:text-properties fo:font-weight="normal" officeooo:rsid="0070d7c8" style:font-weight-asian="normal" style:font-weight-complex="normal"/>
    </style:style>
    <style:style style:name="T27" style:family="text">
      <style:text-properties fo:font-weight="normal" officeooo:rsid="0071cce1" style:font-weight-asian="normal" style:font-weight-complex="normal"/>
    </style:style>
    <style:style style:name="T28" style:family="text">
      <style:text-properties fo:font-weight="normal" officeooo:rsid="00728223" style:font-weight-asian="normal" style:font-weight-complex="normal"/>
    </style:style>
    <style:style style:name="T29" style:family="text">
      <style:text-properties fo:font-weight="normal" officeooo:rsid="0077fd1c" style:font-weight-asian="normal" style:font-weight-complex="normal"/>
    </style:style>
    <style:style style:name="T30" style:family="text">
      <style:text-properties fo:font-weight="normal" officeooo:rsid="00799b91" style:font-weight-asian="normal" style:font-weight-complex="normal"/>
    </style:style>
    <style:style style:name="T31" style:family="text">
      <style:text-properties fo:font-weight="normal" officeooo:rsid="007c47bc" style:font-weight-asian="normal" style:font-weight-complex="normal"/>
    </style:style>
    <style:style style:name="T32" style:family="text">
      <style:text-properties fo:font-weight="normal" officeooo:rsid="007dc94a" style:font-weight-asian="normal" style:font-weight-complex="normal"/>
    </style:style>
    <style:style style:name="T33" style:family="text">
      <style:text-properties fo:font-weight="normal" officeooo:rsid="009b135e" style:font-weight-asian="normal" style:font-weight-complex="normal"/>
    </style:style>
    <style:style style:name="T34" style:family="text">
      <style:text-properties fo:font-weight="normal" officeooo:rsid="009be1f8" style:font-weight-asian="normal" style:font-weight-complex="normal"/>
    </style:style>
    <style:style style:name="T35" style:family="text">
      <style:text-properties fo:font-weight="normal" officeooo:rsid="00af2b95" style:font-weight-asian="normal" style:font-weight-complex="normal"/>
    </style:style>
    <style:style style:name="T36" style:family="text">
      <style:text-properties fo:font-weight="normal" officeooo:rsid="00affec8" style:font-weight-asian="normal" style:font-weight-complex="normal"/>
    </style:style>
    <style:style style:name="T37" style:family="text">
      <style:text-properties fo:font-weight="normal" officeooo:rsid="00b18ef8" style:font-weight-asian="normal" style:font-weight-complex="normal"/>
    </style:style>
    <style:style style:name="T38" style:family="text">
      <style:text-properties fo:font-weight="normal" officeooo:rsid="00b44f68" style:font-weight-asian="normal" style:font-weight-complex="normal"/>
    </style:style>
    <style:style style:name="T39" style:family="text">
      <style:text-properties fo:font-weight="normal" officeooo:rsid="00b61c78" style:font-weight-asian="normal" style:font-weight-complex="normal"/>
    </style:style>
    <style:style style:name="T40" style:family="text">
      <style:text-properties fo:font-weight="normal" officeooo:rsid="00b6883a" style:font-weight-asian="normal" style:font-weight-complex="normal"/>
    </style:style>
    <style:style style:name="T41" style:family="text">
      <style:text-properties fo:font-variant="normal" fo:text-transform="none" fo:color="#222222" fo:letter-spacing="normal"/>
    </style:style>
    <style:style style:name="T42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43" style:family="text">
      <style:text-properties fo:font-variant="normal" fo:text-transform="none" fo:color="#222222" fo:letter-spacing="normal" officeooo:rsid="0025e2dc"/>
    </style:style>
    <style:style style:name="T44" style:family="text">
      <style:text-properties fo:font-variant="normal" fo:text-transform="none" fo:color="#222222" fo:letter-spacing="normal" officeooo:rsid="002678aa"/>
    </style:style>
    <style:style style:name="T45" style:family="text">
      <style:text-properties fo:font-variant="normal" fo:text-transform="none" fo:color="#222222" fo:letter-spacing="normal" officeooo:rsid="00282cec"/>
    </style:style>
    <style:style style:name="T46" style:family="text">
      <style:text-properties fo:font-variant="normal" fo:text-transform="none" fo:color="#222222" fo:letter-spacing="normal" officeooo:rsid="00284d21"/>
    </style:style>
    <style:style style:name="T47" style:family="text">
      <style:text-properties fo:font-variant="normal" fo:text-transform="none" fo:color="#222222" fo:letter-spacing="normal" officeooo:rsid="0028bbe6"/>
    </style:style>
    <style:style style:name="T48" style:family="text">
      <style:text-properties fo:font-variant="normal" fo:text-transform="none" fo:color="#222222" fo:letter-spacing="normal" officeooo:rsid="001e0b6c"/>
    </style:style>
    <style:style style:name="T49" style:family="text">
      <style:text-properties fo:font-variant="normal" fo:text-transform="none" fo:color="#222222" fo:letter-spacing="normal" officeooo:rsid="002a0029"/>
    </style:style>
    <style:style style:name="T50" style:family="text">
      <style:text-properties fo:font-variant="normal" fo:text-transform="none" fo:color="#222222" fo:letter-spacing="normal" officeooo:rsid="00b1b3f6"/>
    </style:style>
    <style:style style:name="T51" style:family="text">
      <style:text-properties officeooo:rsid="00229e55"/>
    </style:style>
    <style:style style:name="T52" style:family="text">
      <style:text-properties officeooo:rsid="002dd620"/>
    </style:style>
    <style:style style:name="T53" style:family="text">
      <style:text-properties officeooo:rsid="002f9fd2"/>
    </style:style>
    <style:style style:name="T54" style:family="text">
      <style:text-properties officeooo:rsid="002fbcc8"/>
    </style:style>
    <style:style style:name="T55" style:family="text">
      <style:text-properties officeooo:rsid="0035efab"/>
    </style:style>
    <style:style style:name="T56" style:family="text">
      <style:text-properties officeooo:rsid="003663e2"/>
    </style:style>
    <style:style style:name="T57" style:family="text">
      <style:text-properties officeooo:rsid="0037059f"/>
    </style:style>
    <style:style style:name="T58" style:family="text">
      <style:text-properties officeooo:rsid="004b2535"/>
    </style:style>
    <style:style style:name="T59" style:family="text">
      <style:text-properties officeooo:rsid="004e6e51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5632e4"/>
    </style:style>
    <style:style style:name="T62" style:family="text">
      <style:text-properties officeooo:rsid="00592c92"/>
    </style:style>
    <style:style style:name="T63" style:family="text">
      <style:text-properties officeooo:rsid="005d2318"/>
    </style:style>
    <style:style style:name="T64" style:family="text">
      <style:text-properties officeooo:rsid="005e5708"/>
    </style:style>
    <style:style style:name="T65" style:family="text">
      <style:text-properties officeooo:rsid="005f3646"/>
    </style:style>
    <style:style style:name="T66" style:family="text">
      <style:text-properties officeooo:rsid="0062234f"/>
    </style:style>
    <style:style style:name="T67" style:family="text">
      <style:text-properties officeooo:rsid="0062d422"/>
    </style:style>
    <style:style style:name="T68" style:family="text">
      <style:text-properties officeooo:rsid="0063aa58"/>
    </style:style>
    <style:style style:name="T69" style:family="text">
      <style:text-properties officeooo:rsid="0065e12f"/>
    </style:style>
    <style:style style:name="T70" style:family="text">
      <style:text-properties officeooo:rsid="0067d439"/>
    </style:style>
    <style:style style:name="T71" style:family="text">
      <style:text-properties officeooo:rsid="0068447e"/>
    </style:style>
    <style:style style:name="T72" style:family="text">
      <style:text-properties officeooo:rsid="0069675c"/>
    </style:style>
    <style:style style:name="T73" style:family="text">
      <style:text-properties officeooo:rsid="006ad957"/>
    </style:style>
    <style:style style:name="T74" style:family="text">
      <style:text-properties officeooo:rsid="006b3ef9"/>
    </style:style>
    <style:style style:name="T75" style:family="text">
      <style:text-properties officeooo:rsid="0084092c"/>
    </style:style>
    <style:style style:name="T76" style:family="text">
      <style:text-properties officeooo:rsid="0085f53b"/>
    </style:style>
    <style:style style:name="T77" style:family="text">
      <style:text-properties officeooo:rsid="00871ef4"/>
    </style:style>
    <style:style style:name="T78" style:family="text">
      <style:text-properties officeooo:rsid="00873eb4"/>
    </style:style>
    <style:style style:name="T79" style:family="text">
      <style:text-properties officeooo:rsid="0087fbf5"/>
    </style:style>
    <style:style style:name="T80" style:family="text">
      <style:text-properties officeooo:rsid="00880b65"/>
    </style:style>
    <style:style style:name="T81" style:family="text">
      <style:text-properties officeooo:rsid="0089613b"/>
    </style:style>
    <style:style style:name="T82" style:family="text">
      <style:text-properties officeooo:rsid="008984b5"/>
    </style:style>
    <style:style style:name="T83" style:family="text">
      <style:text-properties officeooo:rsid="008b0a16"/>
    </style:style>
    <style:style style:name="T84" style:family="text">
      <style:text-properties officeooo:rsid="008b4a15"/>
    </style:style>
    <style:style style:name="T85" style:family="text">
      <style:text-properties officeooo:rsid="008ca4cd"/>
    </style:style>
    <style:style style:name="T86" style:family="text">
      <style:text-properties officeooo:rsid="008d15c1"/>
    </style:style>
    <style:style style:name="T87" style:family="text">
      <style:text-properties officeooo:rsid="008e605c"/>
    </style:style>
    <style:style style:name="T88" style:family="text">
      <style:text-properties officeooo:rsid="008efa1c"/>
    </style:style>
    <style:style style:name="T89" style:family="text">
      <style:text-properties officeooo:rsid="0091d6bc"/>
    </style:style>
    <style:style style:name="T90" style:family="text">
      <style:text-properties officeooo:rsid="0092506b"/>
    </style:style>
    <style:style style:name="T91" style:family="text">
      <style:text-properties officeooo:rsid="00937a4a"/>
    </style:style>
    <style:style style:name="T92" style:family="text">
      <style:text-properties officeooo:rsid="0094e514"/>
    </style:style>
    <style:style style:name="T93" style:family="text">
      <style:text-properties officeooo:rsid="0082e12f"/>
    </style:style>
    <style:style style:name="T94" style:family="text">
      <style:text-properties officeooo:rsid="0096c1b5"/>
    </style:style>
    <style:style style:name="T95" style:family="text">
      <style:text-properties officeooo:rsid="0099b971"/>
    </style:style>
    <style:style style:name="T96" style:family="text">
      <style:text-properties officeooo:rsid="009a440a"/>
    </style:style>
    <style:style style:name="T97" style:family="text">
      <style:text-properties officeooo:rsid="009a6890"/>
    </style:style>
    <style:style style:name="T98" style:family="text">
      <style:text-properties officeooo:rsid="009c603f"/>
    </style:style>
    <style:style style:name="T99" style:family="text">
      <style:text-properties officeooo:rsid="009d8622"/>
    </style:style>
    <style:style style:name="T100" style:family="text">
      <style:text-properties officeooo:rsid="009f54a4"/>
    </style:style>
    <style:style style:name="T101" style:family="text">
      <style:text-properties officeooo:rsid="00a3092c"/>
    </style:style>
    <style:style style:name="T102" style:family="text">
      <style:text-properties officeooo:rsid="00a59c13"/>
    </style:style>
    <style:style style:name="T103" style:family="text">
      <style:text-properties officeooo:rsid="00a70b47"/>
    </style:style>
    <style:style style:name="T104" style:family="text">
      <style:text-properties officeooo:rsid="00a8e542"/>
    </style:style>
    <style:style style:name="T105" style:family="text">
      <style:text-properties officeooo:rsid="00ab14ff"/>
    </style:style>
    <style:style style:name="T106" style:family="text">
      <style:text-properties officeooo:rsid="00ac2e73"/>
    </style:style>
    <style:style style:name="T107" style:family="text">
      <style:text-properties officeooo:rsid="00ae0e4e"/>
    </style:style>
    <style:style style:name="T108" style:family="text">
      <style:text-properties officeooo:rsid="00b2d41f"/>
    </style:style>
    <style:style style:name="T109" style:family="text">
      <style:text-properties officeooo:rsid="00b35533"/>
    </style:style>
    <style:style style:name="T110" style:family="text">
      <style:text-properties officeooo:rsid="00b44405"/>
    </style:style>
    <style:style style:name="T111" style:family="text">
      <style:text-properties officeooo:rsid="00b61c78"/>
    </style:style>
    <style:style style:name="T112" style:family="text">
      <style:text-properties officeooo:rsid="00b688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Übung 8</text:p>
      <text:p text:style-name="P54"/>
      <text:p text:style-name="P55"><text:span text:style-name="T55">29</text:span>.</text:p>
      <text:p text:style-name="P3">a)</text:p>
      <text:p text:style-name="P60"><text:span text:style-name="T6">1) <text:s/></text:span>(00001011)1K,8 </text:p>
      <table:table table:name="Tabelle1" table:style-name="Tabelle1">
        <table:table-column table:style-name="Tabelle1.A" table:number-columns-repeated="7"/>
        <table:table-column table:style-name="Tabelle1.H"/>
        <table:table-row>
          <table:table-cell table:style-name="Tabelle1.A1" office:value-type="string">
            <text:p text:style-name="P101">2^0</text:p>
          </table:table-cell>
          <table:table-cell table:style-name="Tabelle1.A1" office:value-type="string">
            <text:p text:style-name="P101">2^1</text:p>
          </table:table-cell>
          <table:table-cell table:style-name="Tabelle1.A1" office:value-type="string">
            <text:p text:style-name="P101">2^2</text:p>
          </table:table-cell>
          <table:table-cell table:style-name="Tabelle1.A1" office:value-type="string">
            <text:p text:style-name="P101">2^3</text:p>
          </table:table-cell>
          <table:table-cell table:style-name="Tabelle1.A1" office:value-type="string">
            <text:p text:style-name="P101">2^4</text:p>
          </table:table-cell>
          <table:table-cell table:style-name="Tabelle1.A1" office:value-type="string">
            <text:p text:style-name="P101">2^5</text:p>
          </table:table-cell>
          <table:table-cell table:style-name="Tabelle1.A1" office:value-type="string">
            <text:p text:style-name="P101">2^6</text:p>
          </table:table-cell>
          <table:table-cell table:style-name="Tabelle1.H1" office:value-type="string">
            <text:p text:style-name="P101">2^7</text:p>
          </table:table-cell>
        </table:table-row>
        <table:table-row>
          <table:table-cell table:style-name="Tabelle1.A2" office:value-type="string">
            <text:p text:style-name="P101">1*1</text:p>
          </table:table-cell>
          <table:table-cell table:style-name="Tabelle1.A2" office:value-type="string">
            <text:p text:style-name="P101">1*2</text:p>
          </table:table-cell>
          <table:table-cell table:style-name="Tabelle1.A2" office:value-type="string">
            <text:p text:style-name="P101">0</text:p>
          </table:table-cell>
          <table:table-cell table:style-name="Tabelle1.A2" office:value-type="string">
            <text:p text:style-name="P101">1*8</text:p>
          </table:table-cell>
          <table:table-cell table:style-name="Tabelle1.A2" office:value-type="string">
            <text:p text:style-name="P101">0</text:p>
          </table:table-cell>
          <table:table-cell table:style-name="Tabelle1.A2" office:value-type="string">
            <text:p text:style-name="P101">0</text:p>
          </table:table-cell>
          <table:table-cell table:style-name="Tabelle1.A2" office:value-type="string">
            <text:p text:style-name="P101">0</text:p>
          </table:table-cell>
          <table:table-cell table:style-name="Tabelle1.H2" office:value-type="string">
            <text:p text:style-name="P101">0</text:p>
          </table:table-cell>
        </table:table-row>
      </table:table>
      <text:p text:style-name="P3"/>
      <text:p text:style-name="P61">→ 1 + 2 + 8 = 11</text:p>
      <text:p text:style-name="P6"/>
      <text:p text:style-name="P64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7"/>
        <table:table-column table:style-name="Tabelle2.H"/>
        <table:table-row>
          <table:table-cell table:style-name="Tabelle2.A1" office:value-type="string">
            <text:p text:style-name="P102">2^0</text:p>
          </table:table-cell>
          <table:table-cell table:style-name="Tabelle2.A1" office:value-type="string">
            <text:p text:style-name="P102">2^1</text:p>
          </table:table-cell>
          <table:table-cell table:style-name="Tabelle2.A1" office:value-type="string">
            <text:p text:style-name="P102">2^2</text:p>
          </table:table-cell>
          <table:table-cell table:style-name="Tabelle2.A1" office:value-type="string">
            <text:p text:style-name="P102">2^3</text:p>
          </table:table-cell>
          <table:table-cell table:style-name="Tabelle2.A1" office:value-type="string">
            <text:p text:style-name="P102">2^4</text:p>
          </table:table-cell>
          <table:table-cell table:style-name="Tabelle2.A1" office:value-type="string">
            <text:p text:style-name="P102">2^5</text:p>
          </table:table-cell>
          <table:table-cell table:style-name="Tabelle2.A1" office:value-type="string">
            <text:p text:style-name="P102">2^6</text:p>
          </table:table-cell>
          <table:table-cell table:style-name="Tabelle2.H1" office:value-type="string">
            <text:p text:style-name="P102">2^7</text:p>
          </table:table-cell>
        </table:table-row>
        <table:table-row>
          <table:table-cell table:style-name="Tabelle2.A2" office:value-type="string">
            <text:p text:style-name="P102">1*<text:span text:style-name="T52">1</text:span></text:p>
          </table:table-cell>
          <table:table-cell table:style-name="Tabelle2.A2" office:value-type="string">
            <text:p text:style-name="P102">1*2</text:p>
          </table:table-cell>
          <table:table-cell table:style-name="Tabelle2.A2" office:value-type="string">
            <text:p text:style-name="P102">0</text:p>
          </table:table-cell>
          <table:table-cell table:style-name="Tabelle2.A2" office:value-type="string">
            <text:p text:style-name="P102">1*8</text:p>
          </table:table-cell>
          <table:table-cell table:style-name="Tabelle2.A2" office:value-type="string">
            <text:p text:style-name="P102">0</text:p>
          </table:table-cell>
          <table:table-cell table:style-name="Tabelle2.A2" office:value-type="string">
            <text:p text:style-name="P102">0</text:p>
          </table:table-cell>
          <table:table-cell table:style-name="Tabelle2.A2" office:value-type="string">
            <text:p text:style-name="P102">0</text:p>
          </table:table-cell>
          <table:table-cell table:style-name="Tabelle2.H2" office:value-type="string">
            <text:p text:style-name="P108">1*-127</text:p>
          </table:table-cell>
        </table:table-row>
      </table:table>
      <text:p text:style-name="P4"/>
      <text:p text:style-name="P62">→ 1 + 2 + 8 –<text:span text:style-name="T53"> 127 </text:span>= <text:span text:style-name="T54">-116</text:span></text:p>
      <text:p text:style-name="P62"/>
      <text:p text:style-name="P65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7"/>
        <table:table-column table:style-name="Tabelle3.H"/>
        <table:table-row>
          <table:table-cell table:style-name="Tabelle3.A1" office:value-type="string">
            <text:p text:style-name="P103">2^0</text:p>
          </table:table-cell>
          <table:table-cell table:style-name="Tabelle3.A1" office:value-type="string">
            <text:p text:style-name="P103">2^1</text:p>
          </table:table-cell>
          <table:table-cell table:style-name="Tabelle3.A1" office:value-type="string">
            <text:p text:style-name="P103">2^2</text:p>
          </table:table-cell>
          <table:table-cell table:style-name="Tabelle3.A1" office:value-type="string">
            <text:p text:style-name="P103">2^3</text:p>
          </table:table-cell>
          <table:table-cell table:style-name="Tabelle3.A1" office:value-type="string">
            <text:p text:style-name="P103">2^4</text:p>
          </table:table-cell>
          <table:table-cell table:style-name="Tabelle3.A1" office:value-type="string">
            <text:p text:style-name="P103">2^5</text:p>
          </table:table-cell>
          <table:table-cell table:style-name="Tabelle3.A1" office:value-type="string">
            <text:p text:style-name="P103">2^6</text:p>
          </table:table-cell>
          <table:table-cell table:style-name="Tabelle3.H1" office:value-type="string">
            <text:p text:style-name="P103">2^7</text:p>
          </table:table-cell>
        </table:table-row>
        <table:table-row>
          <table:table-cell table:style-name="Tabelle3.A2" office:value-type="string">
            <text:p text:style-name="P103">1*<text:span text:style-name="T52">1</text:span></text:p>
          </table:table-cell>
          <table:table-cell table:style-name="Tabelle3.A2" office:value-type="string">
            <text:p text:style-name="P110">0</text:p>
          </table:table-cell>
          <table:table-cell table:style-name="Tabelle3.A2" office:value-type="string">
            <text:p text:style-name="P110">1*4</text:p>
          </table:table-cell>
          <table:table-cell table:style-name="Tabelle3.A2" office:value-type="string">
            <text:p text:style-name="P110">0</text:p>
          </table:table-cell>
          <table:table-cell table:style-name="Tabelle3.A2" office:value-type="string">
            <text:p text:style-name="P110">1*16</text:p>
          </table:table-cell>
          <table:table-cell table:style-name="Tabelle3.A2" office:value-type="string">
            <text:p text:style-name="P103">0</text:p>
          </table:table-cell>
          <table:table-cell table:style-name="Tabelle3.A2" office:value-type="string">
            <text:p text:style-name="P103">0</text:p>
          </table:table-cell>
          <table:table-cell table:style-name="Tabelle3.H2" office:value-type="string">
            <text:p text:style-name="P110">0</text:p>
          </table:table-cell>
        </table:table-row>
      </table:table>
      <text:p text:style-name="P5"/>
      <text:p text:style-name="P63">→ 1 + <text:span text:style-name="T56">4 </text:span>+ <text:span text:style-name="T56">16 </text:span>= <text:span text:style-name="T56">21</text:span></text:p>
      <text:p text:style-name="P5"/>
      <text:p text:style-name="P65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103">2^0</text:p>
          </table:table-cell>
          <table:table-cell table:style-name="Tabelle4.A1" office:value-type="string">
            <text:p text:style-name="P103">2^1</text:p>
          </table:table-cell>
          <table:table-cell table:style-name="Tabelle4.A1" office:value-type="string">
            <text:p text:style-name="P103">2^2</text:p>
          </table:table-cell>
          <table:table-cell table:style-name="Tabelle4.A1" office:value-type="string">
            <text:p text:style-name="P103">2^3</text:p>
          </table:table-cell>
          <table:table-cell table:style-name="Tabelle4.A1" office:value-type="string">
            <text:p text:style-name="P103">2^4</text:p>
          </table:table-cell>
          <table:table-cell table:style-name="Tabelle4.A1" office:value-type="string">
            <text:p text:style-name="P103">2^5</text:p>
          </table:table-cell>
          <table:table-cell table:style-name="Tabelle4.A1" office:value-type="string">
            <text:p text:style-name="P103">2^6</text:p>
          </table:table-cell>
          <table:table-cell table:style-name="Tabelle4.H1" office:value-type="string">
            <text:p text:style-name="P103">2^7</text:p>
          </table:table-cell>
        </table:table-row>
        <table:table-row>
          <table:table-cell table:style-name="Tabelle4.A2" office:value-type="string">
            <text:p text:style-name="P103">1*<text:span text:style-name="T52">1</text:span></text:p>
          </table:table-cell>
          <table:table-cell table:style-name="Tabelle4.A2" office:value-type="string">
            <text:p text:style-name="P111">0</text:p>
          </table:table-cell>
          <table:table-cell table:style-name="Tabelle4.A2" office:value-type="string">
            <text:p text:style-name="P111">1*4</text:p>
          </table:table-cell>
          <table:table-cell table:style-name="Tabelle4.A2" office:value-type="string">
            <text:p text:style-name="P111">0</text:p>
          </table:table-cell>
          <table:table-cell table:style-name="Tabelle4.A2" office:value-type="string">
            <text:p text:style-name="P111">1*16</text:p>
          </table:table-cell>
          <table:table-cell table:style-name="Tabelle4.A2" office:value-type="string">
            <text:p text:style-name="P103">0</text:p>
          </table:table-cell>
          <table:table-cell table:style-name="Tabelle4.A2" office:value-type="string">
            <text:p text:style-name="P103">0</text:p>
          </table:table-cell>
          <table:table-cell table:style-name="Tabelle4.H2" office:value-type="string">
            <text:p text:style-name="P109">1*-12<text:span text:style-name="T57">8</text:span></text:p>
          </table:table-cell>
        </table:table-row>
      </table:table>
      <text:p text:style-name="P5"/>
      <text:p text:style-name="P63">→ 1 + <text:span text:style-name="T57">4</text:span> + <text:span text:style-name="T57">16</text:span> –<text:span text:style-name="T53"> 128 </text:span>= <text:span text:style-name="T54">-107</text:span></text:p>
      <text:p text:style-name="P63"/>
      <text:p text:style-name="P66">b)</text:p>
      <text:p text:style-name="P71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7"/>
        <table:table-column table:style-name="Tabelle5.H"/>
        <table:table-row>
          <table:table-cell table:style-name="Tabelle5.A1" office:value-type="string">
            <text:p text:style-name="P104">2^0</text:p>
          </table:table-cell>
          <table:table-cell table:style-name="Tabelle5.A1" office:value-type="string">
            <text:p text:style-name="P104">2^1</text:p>
          </table:table-cell>
          <table:table-cell table:style-name="Tabelle5.A1" office:value-type="string">
            <text:p text:style-name="P104">2^2</text:p>
          </table:table-cell>
          <table:table-cell table:style-name="Tabelle5.A1" office:value-type="string">
            <text:p text:style-name="P104">2^3</text:p>
          </table:table-cell>
          <table:table-cell table:style-name="Tabelle5.A1" office:value-type="string">
            <text:p text:style-name="P104">2^4</text:p>
          </table:table-cell>
          <table:table-cell table:style-name="Tabelle5.A1" office:value-type="string">
            <text:p text:style-name="P104">2^5</text:p>
          </table:table-cell>
          <table:table-cell table:style-name="Tabelle5.A1" office:value-type="string">
            <text:p text:style-name="P104">2^6</text:p>
          </table:table-cell>
          <table:table-cell table:style-name="Tabelle5.H1" office:value-type="string">
            <text:p text:style-name="P104">2^7</text:p>
          </table:table-cell>
        </table:table-row>
        <table:table-row>
          <table:table-cell table:style-name="Tabelle5.A2" office:value-type="string">
            <text:p text:style-name="P113">0</text:p>
          </table:table-cell>
          <table:table-cell table:style-name="Tabelle5.A2" office:value-type="string">
            <text:p text:style-name="P113">0</text:p>
          </table:table-cell>
          <table:table-cell table:style-name="Tabelle5.A2" office:value-type="string">
            <text:p text:style-name="P113">0</text:p>
          </table:table-cell>
          <table:table-cell table:style-name="Tabelle5.A2" office:value-type="string">
            <text:p text:style-name="P112">0</text:p>
          </table:table-cell>
          <table:table-cell table:style-name="Tabelle5.A2" office:value-type="string">
            <text:p text:style-name="P113">0</text:p>
          </table:table-cell>
          <table:table-cell table:style-name="Tabelle5.A2" office:value-type="string">
            <text:p text:style-name="P104">0</text:p>
          </table:table-cell>
          <table:table-cell table:style-name="Tabelle5.A2" office:value-type="string">
            <text:p text:style-name="P113">1*64</text:p>
          </table:table-cell>
          <table:table-cell table:style-name="Tabelle5.H2" office:value-type="string">
            <text:p text:style-name="P113">0</text:p>
          </table:table-cell>
        </table:table-row>
      </table:table>
      <text:p text:style-name="P67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</text:span><text:span text:style-name="T33">01000000</text:span><text:span text:style-name="T6">)</text:span></text:p>
      <text:p text:style-name="P7"/>
      <text:p text:style-name="P72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7"/>
        <table:table-column table:style-name="Tabelle6.H"/>
        <table:table-row>
          <table:table-cell table:style-name="Tabelle6.A1" office:value-type="string">
            <text:p text:style-name="P105">2^0</text:p>
          </table:table-cell>
          <table:table-cell table:style-name="Tabelle6.A1" office:value-type="string">
            <text:p text:style-name="P105">2^1</text:p>
          </table:table-cell>
          <table:table-cell table:style-name="Tabelle6.A1" office:value-type="string">
            <text:p text:style-name="P105">2^2</text:p>
          </table:table-cell>
          <table:table-cell table:style-name="Tabelle6.A1" office:value-type="string">
            <text:p text:style-name="P105">2^3</text:p>
          </table:table-cell>
          <table:table-cell table:style-name="Tabelle6.A1" office:value-type="string">
            <text:p text:style-name="P105">2^4</text:p>
          </table:table-cell>
          <table:table-cell table:style-name="Tabelle6.A1" office:value-type="string">
            <text:p text:style-name="P105">2^5</text:p>
          </table:table-cell>
          <table:table-cell table:style-name="Tabelle6.A1" office:value-type="string">
            <text:p text:style-name="P105">2^6</text:p>
          </table:table-cell>
          <table:table-cell table:style-name="Tabelle6.H1" office:value-type="string">
            <text:p text:style-name="P105">2^7</text:p>
          </table:table-cell>
        </table:table-row>
        <table:table-row>
          <table:table-cell table:style-name="Tabelle6.A2" office:value-type="string">
            <text:p text:style-name="P114">1</text:p>
          </table:table-cell>
          <table:table-cell table:style-name="Tabelle6.A2" office:value-type="string">
            <text:p text:style-name="P114">1</text:p>
          </table:table-cell>
          <table:table-cell table:style-name="Tabelle6.A2" office:value-type="string">
            <text:p text:style-name="P114">1</text:p>
          </table:table-cell>
          <table:table-cell table:style-name="Tabelle6.A2" office:value-type="string">
            <text:p text:style-name="P114">1</text:p>
          </table:table-cell>
          <table:table-cell table:style-name="Tabelle6.A2" office:value-type="string">
            <text:p text:style-name="P114">1</text:p>
          </table:table-cell>
          <table:table-cell table:style-name="Tabelle6.A2" office:value-type="string">
            <text:p text:style-name="P114">0</text:p>
          </table:table-cell>
          <table:table-cell table:style-name="Tabelle6.A2" office:value-type="string">
            <text:p text:style-name="P114">1</text:p>
          </table:table-cell>
          <table:table-cell table:style-name="Tabelle6.H2" office:value-type="string">
            <text:p text:style-name="P114">1</text:p>
          </table:table-cell>
        </table:table-row>
      </table:table>
      <text:p text:style-name="P68"><text:span text:style-name="T6"/></text:p>
      <text:p text:style-name="P68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8"/>
      <text:p text:style-name="P73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7"/>
        <table:table-column table:style-name="Tabelle7.H"/>
        <table:table-row>
          <table:table-cell table:style-name="Tabelle7.A1" office:value-type="string">
            <text:p text:style-name="P106">2^0</text:p>
          </table:table-cell>
          <table:table-cell table:style-name="Tabelle7.A1" office:value-type="string">
            <text:p text:style-name="P106">2^1</text:p>
          </table:table-cell>
          <table:table-cell table:style-name="Tabelle7.A1" office:value-type="string">
            <text:p text:style-name="P106">2^2</text:p>
          </table:table-cell>
          <table:table-cell table:style-name="Tabelle7.A1" office:value-type="string">
            <text:p text:style-name="P106">2^3</text:p>
          </table:table-cell>
          <table:table-cell table:style-name="Tabelle7.A1" office:value-type="string">
            <text:p text:style-name="P106">2^4</text:p>
          </table:table-cell>
          <table:table-cell table:style-name="Tabelle7.A1" office:value-type="string">
            <text:p text:style-name="P106">2^5</text:p>
          </table:table-cell>
          <table:table-cell table:style-name="Tabelle7.A1" office:value-type="string">
            <text:p text:style-name="P106">2^6</text:p>
          </table:table-cell>
          <table:table-cell table:style-name="Tabelle7.H1" office:value-type="string">
            <text:p text:style-name="P106">2^7</text:p>
          </table:table-cell>
        </table:table-row>
        <table:table-row>
          <table:table-cell table:style-name="Tabelle7.A2" office:value-type="string">
            <text:p text:style-name="P145">0</text:p>
          </table:table-cell>
          <table:table-cell table:style-name="Tabelle7.A2" office:value-type="string">
            <text:p text:style-name="P117">0</text:p>
          </table:table-cell>
          <table:table-cell table:style-name="Tabelle7.A2" office:value-type="string">
            <text:p text:style-name="P117">0</text:p>
          </table:table-cell>
          <table:table-cell table:style-name="Tabelle7.A2" office:value-type="string">
            <text:p text:style-name="P117">0</text:p>
          </table:table-cell>
          <table:table-cell table:style-name="Tabelle7.A2" office:value-type="string">
            <text:p text:style-name="P117">0</text:p>
          </table:table-cell>
          <table:table-cell table:style-name="Tabelle7.A2" office:value-type="string">
            <text:p text:style-name="P115">0</text:p>
          </table:table-cell>
          <table:table-cell table:style-name="Tabelle7.A2" office:value-type="string">
            <text:p text:style-name="P115">1</text:p>
          </table:table-cell>
          <table:table-cell table:style-name="Tabelle7.H2" office:value-type="string">
            <text:p text:style-name="P117">0</text:p>
          </table:table-cell>
        </table:table-row>
      </table:table>
      <text:p text:style-name="P69"><text:span text:style-name="T6"/></text:p>
      <text:p text:style-name="P69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34">0</text:span><text:span text:style-name="T6">)</text:span></text:p>
      <text:p text:style-name="P9"/>
      <text:p text:style-name="P74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7"/>
        <table:table-column table:style-name="Tabelle8.H"/>
        <table:table-row>
          <table:table-cell table:style-name="Tabelle8.A1" office:value-type="string">
            <text:p text:style-name="P107">2^0</text:p>
          </table:table-cell>
          <table:table-cell table:style-name="Tabelle8.A1" office:value-type="string">
            <text:p text:style-name="P107">2^1</text:p>
          </table:table-cell>
          <table:table-cell table:style-name="Tabelle8.A1" office:value-type="string">
            <text:p text:style-name="P107">2^2</text:p>
          </table:table-cell>
          <table:table-cell table:style-name="Tabelle8.A1" office:value-type="string">
            <text:p text:style-name="P107">2^3</text:p>
          </table:table-cell>
          <table:table-cell table:style-name="Tabelle8.A1" office:value-type="string">
            <text:p text:style-name="P107">2^4</text:p>
          </table:table-cell>
          <table:table-cell table:style-name="Tabelle8.A1" office:value-type="string">
            <text:p text:style-name="P107">2^5</text:p>
          </table:table-cell>
          <table:table-cell table:style-name="Tabelle8.A1" office:value-type="string">
            <text:p text:style-name="P107">2^6</text:p>
          </table:table-cell>
          <table:table-cell table:style-name="Tabelle8.H1" office:value-type="string">
            <text:p text:style-name="P107">2^7</text:p>
          </table:table-cell>
        </table:table-row>
        <table:table-row>
          <table:table-cell table:style-name="Tabelle8.A2" office:value-type="string">
            <text:p text:style-name="P116">1</text:p>
          </table:table-cell>
          <table:table-cell table:style-name="Tabelle8.A2" office:value-type="string">
            <text:p text:style-name="P116">1</text:p>
          </table:table-cell>
          <table:table-cell table:style-name="Tabelle8.A2" office:value-type="string">
            <text:p text:style-name="P116">1</text:p>
          </table:table-cell>
          <table:table-cell table:style-name="Tabelle8.A2" office:value-type="string">
            <text:p text:style-name="P116">1</text:p>
          </table:table-cell>
          <table:table-cell table:style-name="Tabelle8.A2" office:value-type="string">
            <text:p text:style-name="P116">1</text:p>
          </table:table-cell>
          <table:table-cell table:style-name="Tabelle8.A2" office:value-type="string">
            <text:p text:style-name="P116">0</text:p>
          </table:table-cell>
          <table:table-cell table:style-name="Tabelle8.A2" office:value-type="string">
            <text:p text:style-name="P116">1</text:p>
          </table:table-cell>
          <table:table-cell table:style-name="Tabelle8.H2" office:value-type="string">
            <text:p text:style-name="P116">1</text:p>
          </table:table-cell>
        </table:table-row>
        <table:table-row>
          <table:table-cell table:style-name="Tabelle8.A2" office:value-type="string">
            <text:p text:style-name="P118">0</text:p>
          </table:table-cell>
          <table:table-cell table:style-name="Tabelle8.A2" office:value-type="string">
            <text:p text:style-name="P118">0</text:p>
          </table:table-cell>
          <table:table-cell table:style-name="Tabelle8.A2" office:value-type="string">
            <text:p text:style-name="P118">0</text:p>
          </table:table-cell>
          <table:table-cell table:style-name="Tabelle8.A2" office:value-type="string">
            <text:p text:style-name="P118">0</text:p>
          </table:table-cell>
          <table:table-cell table:style-name="Tabelle8.A2" office:value-type="string">
            <text:p text:style-name="P118">0</text:p>
          </table:table-cell>
          <table:table-cell table:style-name="Tabelle8.A2" office:value-type="string">
            <text:p text:style-name="P118">1</text:p>
          </table:table-cell>
          <table:table-cell table:style-name="Tabelle8.A2" office:value-type="string">
            <text:p text:style-name="P118">1</text:p>
          </table:table-cell>
          <table:table-cell table:style-name="Tabelle8.H2" office:value-type="string">
            <text:p text:style-name="P118">1</text:p>
          </table:table-cell>
        </table:table-row>
      </table:table>
      <text:p text:style-name="P70"><text:span text:style-name="T6"/></text:p>
      <text:p text:style-name="P70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/text:p>
      <text:p text:style-name="P63"/>
      <text:p text:style-name="P75">c)</text:p>
      <text:p text:style-name="P79">1) <text:span text:style-name="T99">+ </text:span>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P119">1</text:p>
          </table:table-cell>
          <table:table-cell table:style-name="Tabelle9.A1" office:value-type="string">
            <text:p text:style-name="P119">0</text:p>
          </table:table-cell>
          <table:table-cell table:style-name="Tabelle9.A1" office:value-type="string">
            <text:p text:style-name="P119">0</text:p>
          </table:table-cell>
          <table:table-cell table:style-name="Tabelle9.D1" office:value-type="string">
            <text:p text:style-name="P119">1</text:p>
          </table:table-cell>
        </table:table-row>
        <table:table-row>
          <table:table-cell table:style-name="Tabelle9.A2" office:value-type="string">
            <text:p text:style-name="P119">0</text:p>
          </table:table-cell>
          <table:table-cell table:style-name="Tabelle9.A2" office:value-type="string">
            <text:p text:style-name="P119">1</text:p>
          </table:table-cell>
          <table:table-cell table:style-name="Tabelle9.A2" office:value-type="string">
            <text:p text:style-name="P119">1</text:p>
          </table:table-cell>
          <table:table-cell table:style-name="Tabelle9.D2" office:value-type="string">
            <text:p text:style-name="P119">1</text:p>
          </table:table-cell>
        </table:table-row>
        <table:table-row>
          <table:table-cell table:style-name="Tabelle9.A2" office:value-type="string">
            <text:p text:style-name="P119">1</text:p>
          </table:table-cell>
          <table:table-cell table:style-name="Tabelle9.A2" office:value-type="string">
            <text:p text:style-name="P119">1</text:p>
          </table:table-cell>
          <table:table-cell table:style-name="Tabelle9.A2" office:value-type="string">
            <text:p text:style-name="P119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19">0</text:p>
          </table:table-cell>
          <table:table-cell table:style-name="Tabelle9.A2" office:value-type="string">
            <text:p text:style-name="P119">0</text:p>
          </table:table-cell>
          <table:table-cell table:style-name="Tabelle9.A2" office:value-type="string">
            <text:p text:style-name="P119">0</text:p>
          </table:table-cell>
          <table:table-cell table:style-name="Tabelle9.D2" office:value-type="string">
            <text:p text:style-name="P119">0</text:p>
          </table:table-cell>
        </table:table-row>
        <table:table-row>
          <table:table-cell table:style-name="Tabelle9.A2" office:value-type="string">
            <text:p text:style-name="P119">-</text:p>
          </table:table-cell>
          <table:table-cell table:style-name="Tabelle9.A2" office:value-type="string">
            <text:p text:style-name="P119">-</text:p>
          </table:table-cell>
          <table:table-cell table:style-name="Tabelle9.A2" office:value-type="string">
            <text:p text:style-name="P119">-</text:p>
          </table:table-cell>
          <table:table-cell table:style-name="Tabelle9.D2" office:value-type="string">
            <text:p text:style-name="P119">+1 <text:span text:style-name="T98">Weil Überlappung</text:span></text:p>
          </table:table-cell>
        </table:table-row>
      </table:table>
      <text:p text:style-name="P75"/>
      <text:p text:style-name="P79">→ 0001</text:p>
      <text:p text:style-name="P79"/>
      <text:p text:style-name="P79">2) - →<text:span text:style-name="T100"> addieren der Inverse</text:span></text:p>
      <table:table table:name="Tabelle10" table:style-name="Tabelle10">
        <table:table-column table:style-name="Tabelle10.A" table:number-columns-repeated="3"/>
        <table:table-column table:style-name="Tabelle10.D"/>
        <table:table-row>
          <table:table-cell table:style-name="Tabelle10.A1" office:value-type="string">
            <text:p text:style-name="P123">0</text:p>
          </table:table-cell>
          <table:table-cell table:style-name="Tabelle10.A1" office:value-type="string">
            <text:p text:style-name="P119">1</text:p>
          </table:table-cell>
          <table:table-cell table:style-name="Tabelle10.A1" office:value-type="string">
            <text:p text:style-name="P119">1</text:p>
          </table:table-cell>
          <table:table-cell table:style-name="Tabelle10.D1" office:value-type="string">
            <text:p text:style-name="P119">1</text:p>
          </table:table-cell>
        </table:table-row>
        <table:table-row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25">0</text:p>
          </table:table-cell>
          <table:table-cell table:style-name="Tabelle10.A2" office:value-type="string">
            <text:p text:style-name="P125">0</text:p>
          </table:table-cell>
          <table:table-cell table:style-name="Tabelle10.D2" office:value-type="string">
            <text:p text:style-name="P125">1</text:p>
          </table:table-cell>
        </table:table-row>
        <text:soft-page-break/>
        <table:table-row>
          <table:table-cell table:style-name="Tabelle10.A2" office:value-type="string">
            <text:p text:style-name="P119"/>
          </table:table-cell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46">1</text:p>
          </table:table-cell>
          <table:table-cell table:style-name="Tabelle10.D2" office:value-type="string">
            <text:p text:style-name="P122"/>
          </table:table-cell>
        </table:table-row>
        <table:table-row>
          <table:table-cell table:style-name="Tabelle10.A2" office:value-type="string">
            <text:p text:style-name="P146">1</text:p>
          </table:table-cell>
          <table:table-cell table:style-name="Tabelle10.A2" office:value-type="string">
            <text:p text:style-name="P146">0</text:p>
          </table:table-cell>
          <table:table-cell table:style-name="Tabelle10.A2" office:value-type="string">
            <text:p text:style-name="P146">0</text:p>
          </table:table-cell>
          <table:table-cell table:style-name="Tabelle10.D2" office:value-type="string">
            <text:p text:style-name="P125">0</text:p>
          </table:table-cell>
        </table:table-row>
      </table:table>
      <text:p text:style-name="P76"/>
      <text:p text:style-name="P82">→ <text:span text:style-name="T100">1000</text:span></text:p>
      <text:p text:style-name="P82"/>
      <text:p text:style-name="P80"><text:span text:style-name="T58">3</text:span>)</text:p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128">1</text:p>
          </table:table-cell>
          <table:table-cell table:style-name="Tabelle11.A1" office:value-type="string">
            <text:p text:style-name="P128">0</text:p>
          </table:table-cell>
          <table:table-cell table:style-name="Tabelle11.A1" office:value-type="string">
            <text:p text:style-name="P128">0</text:p>
          </table:table-cell>
          <table:table-cell table:style-name="Tabelle11.D1" office:value-type="string">
            <text:p text:style-name="P120">1</text:p>
          </table:table-cell>
        </table:table-row>
        <table:table-row>
          <table:table-cell table:style-name="Tabelle11.A2" office:value-type="string">
            <text:p text:style-name="P126">0</text:p>
          </table:table-cell>
          <table:table-cell table:style-name="Tabelle11.A2" office:value-type="string">
            <text:p text:style-name="P128">1</text:p>
          </table:table-cell>
          <table:table-cell table:style-name="Tabelle11.A2" office:value-type="string">
            <text:p text:style-name="P128">1</text:p>
          </table:table-cell>
          <table:table-cell table:style-name="Tabelle11.D2" office:value-type="string">
            <text:p text:style-name="P126">1</text:p>
          </table:table-cell>
        </table:table-row>
        <table:table-row>
          <table:table-cell table:style-name="Tabelle11.A2" office:value-type="string">
            <text:p text:style-name="P147">1</text:p>
          </table:table-cell>
          <table:table-cell table:style-name="Tabelle11.A2" office:value-type="string">
            <text:p text:style-name="P147">1</text:p>
          </table:table-cell>
          <table:table-cell table:style-name="Tabelle11.A2" office:value-type="string">
            <text:p text:style-name="P129">1</text:p>
          </table:table-cell>
          <table:table-cell table:style-name="Tabelle11.D2" office:value-type="string">
            <text:p text:style-name="P127"/>
          </table:table-cell>
        </table:table-row>
        <table:table-row>
          <table:table-cell table:style-name="Tabelle11.A2" office:value-type="string">
            <text:p text:style-name="P147">0</text:p>
          </table:table-cell>
          <table:table-cell table:style-name="Tabelle11.A2" office:value-type="string">
            <text:p text:style-name="P147">0</text:p>
          </table:table-cell>
          <table:table-cell table:style-name="Tabelle11.A2" office:value-type="string">
            <text:p text:style-name="P129">0</text:p>
          </table:table-cell>
          <table:table-cell table:style-name="Tabelle11.D2" office:value-type="string">
            <text:p text:style-name="P126">0</text:p>
          </table:table-cell>
        </table:table-row>
      </table:table>
      <text:p text:style-name="P77"/>
      <text:p text:style-name="P83">→ <text:span text:style-name="T101">0000</text:span> </text:p>
      <text:p text:style-name="P83"/>
      <text:p text:style-name="P81"><text:span text:style-name="T59">4</text:span>) <text:span text:style-name="T102">2K Codierung, weil wir Invertieren addieren wir hinten noch eine 1</text:span></text:p>
      <table:table table:name="Tabelle12" table:style-name="Tabelle12">
        <table:table-column table:style-name="Tabelle12.A" table:number-columns-repeated="3"/>
        <table:table-column table:style-name="Tabelle12.D"/>
        <table:table-row>
          <table:table-cell table:style-name="Tabelle12.A1" office:value-type="string">
            <text:p text:style-name="P124">0</text:p>
          </table:table-cell>
          <table:table-cell table:style-name="Tabelle12.A1" office:value-type="string">
            <text:p text:style-name="P121">1</text:p>
          </table:table-cell>
          <table:table-cell table:style-name="Tabelle12.A1" office:value-type="string">
            <text:p text:style-name="P121">1</text:p>
          </table:table-cell>
          <table:table-cell table:style-name="Tabelle12.D1" office:value-type="string">
            <text:p text:style-name="P121">1</text:p>
          </table:table-cell>
        </table:table-row>
        <table:table-row>
          <table:table-cell table:style-name="Tabelle12.A2" office:value-type="string">
            <text:p text:style-name="P131">0</text:p>
          </table:table-cell>
          <table:table-cell table:style-name="Tabelle12.A2" office:value-type="string">
            <text:p text:style-name="P131">0</text:p>
          </table:table-cell>
          <table:table-cell table:style-name="Tabelle12.A2" office:value-type="string">
            <text:p text:style-name="P131">0</text:p>
          </table:table-cell>
          <table:table-cell table:style-name="Tabelle12.D2" office:value-type="string">
            <text:p text:style-name="P131">1</text:p>
          </table:table-cell>
        </table:table-row>
        <table:table-row>
          <table:table-cell table:style-name="Tabelle12.A2" office:value-type="string">
            <text:p text:style-name="P131">1</text:p>
          </table:table-cell>
          <table:table-cell table:style-name="Tabelle12.A2" office:value-type="string">
            <text:p text:style-name="P131">1</text:p>
          </table:table-cell>
          <table:table-cell table:style-name="Tabelle12.A2" office:value-type="string">
            <text:p text:style-name="P131">1</text:p>
          </table:table-cell>
          <table:table-cell table:style-name="Tabelle12.D2" office:value-type="string">
            <text:p text:style-name="P130"/>
          </table:table-cell>
        </table:table-row>
        <table:table-row>
          <table:table-cell table:style-name="Tabelle12.A2" office:value-type="string">
            <text:p text:style-name="P131">1</text:p>
          </table:table-cell>
          <table:table-cell table:style-name="Tabelle12.A2" office:value-type="string">
            <text:p text:style-name="P132">0</text:p>
          </table:table-cell>
          <table:table-cell table:style-name="Tabelle12.A2" office:value-type="string">
            <text:p text:style-name="P132">0</text:p>
          </table:table-cell>
          <table:table-cell table:style-name="Tabelle12.D2" office:value-type="string">
            <text:p text:style-name="P131">0</text:p>
          </table:table-cell>
        </table:table-row>
      </table:table>
      <text:p text:style-name="P78"/>
      <text:p text:style-name="P84">→ 100<text:span text:style-name="T102">0 aber da Invertierung → 1001</text:span></text:p>
      <text:p text:style-name="P84"/>
      <text:p text:style-name="P85">5)</text:p>
      <text:p text:style-name="P85">9 – 16 = -7 <text:span text:style-name="T105">(</text:span>Bereichsüberlauf<text:span text:style-name="T105">)</text:span></text:p>
      <text:p text:style-name="P85"/>
      <text:p text:style-name="P85">6)</text:p>
      <text:p text:style-name="P85">- 10 + 1<text:span text:style-name="T103">5</text:span> = <text:span text:style-name="T104">5</text:span> <text:span text:style-name="T105">(</text:span>Bereichsüberlauf<text:span text:style-name="T105">)</text:span></text:p>
      <text:p text:style-name="P85"/>
      <text:p text:style-name="P99">d)</text:p>
      <text:p text:style-name="P88">1)</text:p>
      <table:table table:name="Tabelle13" table:style-name="Tabelle13">
        <table:table-column table:style-name="Tabelle13.A" table:number-columns-repeated="3"/>
        <table:table-column table:style-name="Tabelle13.D"/>
        <table:table-row>
          <table:table-cell table:style-name="Tabelle13.A1" office:value-type="string">
            <text:p text:style-name="P133">0</text:p>
          </table:table-cell>
          <table:table-cell table:style-name="Tabelle13.A1" office:value-type="string">
            <text:p text:style-name="P133">0</text:p>
          </table:table-cell>
          <table:table-cell table:style-name="Tabelle13.A1" office:value-type="string">
            <text:p text:style-name="P133">0</text:p>
          </table:table-cell>
          <table:table-cell table:style-name="Tabelle13.D1" office:value-type="string">
            <text:p text:style-name="P133">1</text:p>
          </table:table-cell>
        </table:table-row>
        <table:table-row>
          <table:table-cell table:style-name="Tabelle13.A2" office:value-type="string">
            <text:p text:style-name="P133">0</text:p>
          </table:table-cell>
          <table:table-cell table:style-name="Tabelle13.A2" office:value-type="string">
            <text:p text:style-name="P133">0</text:p>
          </table:table-cell>
          <table:table-cell table:style-name="Tabelle13.A2" office:value-type="string">
            <text:p text:style-name="P133">1</text:p>
          </table:table-cell>
          <table:table-cell table:style-name="Tabelle13.D2" office:value-type="string">
            <text:p text:style-name="P133">1</text:p>
          </table:table-cell>
        </table:table-row>
        <table:table-row>
          <table:table-cell table:style-name="Tabelle13.A2" office:value-type="string">
            <text:p text:style-name="P133">0</text:p>
          </table:table-cell>
          <table:table-cell table:style-name="Tabelle13.A2" office:value-type="string">
            <text:p text:style-name="P133">0</text:p>
          </table:table-cell>
          <table:table-cell table:style-name="Tabelle13.A2" office:value-type="string">
            <text:p text:style-name="P133">0</text:p>
          </table:table-cell>
          <table:table-cell table:style-name="Tabelle13.D2" office:value-type="string">
            <text:p text:style-name="P133">1</text:p>
          </table:table-cell>
        </table:table-row>
      </table:table>
      <text:p text:style-name="P86"/>
      <text:p text:style-name="P87">→ 0001 <text:span text:style-name="T61">→ 1</text:span></text:p>
      <text:p text:style-name="P87"><text:soft-page-break/></text:p>
      <text:p text:style-name="P89">2<text:span text:style-name="T62">)</text:span></text:p>
      <table:table table:name="Tabelle14" table:style-name="Tabelle14">
        <table:table-column table:style-name="Tabelle14.A" table:number-columns-repeated="3"/>
        <table:table-column table:style-name="Tabelle14.D"/>
        <table:table-row>
          <table:table-cell table:style-name="Tabelle14.A1" office:value-type="string">
            <text:p text:style-name="P134">0</text:p>
          </table:table-cell>
          <table:table-cell table:style-name="Tabelle14.A1" office:value-type="string">
            <text:p text:style-name="P134">0</text:p>
          </table:table-cell>
          <table:table-cell table:style-name="Tabelle14.A1" office:value-type="string">
            <text:p text:style-name="P134">0</text:p>
          </table:table-cell>
          <table:table-cell table:style-name="Tabelle14.D1" office:value-type="string">
            <text:p text:style-name="P134">1</text:p>
          </table:table-cell>
        </table:table-row>
        <table:table-row>
          <table:table-cell table:style-name="Tabelle14.A2" office:value-type="string">
            <text:p text:style-name="P134">0</text:p>
          </table:table-cell>
          <table:table-cell table:style-name="Tabelle14.A2" office:value-type="string">
            <text:p text:style-name="P134">0</text:p>
          </table:table-cell>
          <table:table-cell table:style-name="Tabelle14.A2" office:value-type="string">
            <text:p text:style-name="P134">1</text:p>
          </table:table-cell>
          <table:table-cell table:style-name="Tabelle14.D2" office:value-type="string">
            <text:p text:style-name="P134">1</text:p>
          </table:table-cell>
        </table:table-row>
        <table:table-row>
          <table:table-cell table:style-name="Tabelle14.A2" office:value-type="string">
            <text:p text:style-name="P134">0</text:p>
          </table:table-cell>
          <table:table-cell table:style-name="Tabelle14.A2" office:value-type="string">
            <text:p text:style-name="P134">0</text:p>
          </table:table-cell>
          <table:table-cell table:style-name="Tabelle14.A2" office:value-type="string">
            <text:p text:style-name="P135">1</text:p>
          </table:table-cell>
          <table:table-cell table:style-name="Tabelle14.D2" office:value-type="string">
            <text:p text:style-name="P134">1</text:p>
          </table:table-cell>
        </table:table-row>
      </table:table>
      <text:p text:style-name="P90"><text:s/></text:p>
      <text:p text:style-name="P91"><text:span text:style-name="T60">→ </text:span><text:span text:style-name="T2">0011 → 3</text:span></text:p>
      <text:p text:style-name="P28"/>
      <text:p text:style-name="P28">3)</text:p>
      <table:table table:name="Tabelle15" table:style-name="Tabelle15">
        <table:table-column table:style-name="Tabelle15.A" table:number-columns-repeated="3"/>
        <table:table-column table:style-name="Tabelle15.D"/>
        <table:table-row>
          <table:table-cell table:style-name="Tabelle15.A1" office:value-type="string">
            <text:p text:style-name="P134">0</text:p>
          </table:table-cell>
          <table:table-cell table:style-name="Tabelle15.A1" office:value-type="string">
            <text:p text:style-name="P134">0</text:p>
          </table:table-cell>
          <table:table-cell table:style-name="Tabelle15.A1" office:value-type="string">
            <text:p text:style-name="P134">0</text:p>
          </table:table-cell>
          <table:table-cell table:style-name="Tabelle15.D1" office:value-type="string">
            <text:p text:style-name="P134">1</text:p>
          </table:table-cell>
        </table:table-row>
        <table:table-row>
          <table:table-cell table:style-name="Tabelle15.A2" office:value-type="string">
            <text:p text:style-name="P134">0</text:p>
          </table:table-cell>
          <table:table-cell table:style-name="Tabelle15.A2" office:value-type="string">
            <text:p text:style-name="P134">0</text:p>
          </table:table-cell>
          <table:table-cell table:style-name="Tabelle15.A2" office:value-type="string">
            <text:p text:style-name="P134">1</text:p>
          </table:table-cell>
          <table:table-cell table:style-name="Tabelle15.D2" office:value-type="string">
            <text:p text:style-name="P134">1</text:p>
          </table:table-cell>
        </table:table-row>
        <table:table-row>
          <table:table-cell table:style-name="Tabelle15.A2" office:value-type="string">
            <text:p text:style-name="P134">0</text:p>
          </table:table-cell>
          <table:table-cell table:style-name="Tabelle15.A2" office:value-type="string">
            <text:p text:style-name="P134">0</text:p>
          </table:table-cell>
          <table:table-cell table:style-name="Tabelle15.A2" office:value-type="string">
            <text:p text:style-name="P136">1</text:p>
          </table:table-cell>
          <table:table-cell table:style-name="Tabelle15.D2" office:value-type="string">
            <text:p text:style-name="P136">0</text:p>
          </table:table-cell>
        </table:table-row>
      </table:table>
      <text:p text:style-name="P58"/>
      <text:p text:style-name="P93"><text:span text:style-name="T60">→ </text:span><text:span text:style-name="T2">0010 → 2</text:span></text:p>
      <text:p text:style-name="P92"><text:span text:style-name="T21">4</text:span><text:span text:style-name="T2">)</text:span></text:p>
      <text:p text:style-name="P29">~(1) → 0 → -<text:span text:style-name="T106">1</text:span></text:p>
      <text:p text:style-name="P30">5)</text:p>
      <text:p text:style-name="P31">Formel Skript: 3 &lt;&lt; 2 = 3 * 2 ^ 2 = 12 <text:span text:style-name="T107">(0011 → 0110 → 1100 entspricht 12)</text:span></text:p>
      <text:p text:style-name="P10">6)</text:p>
      <text:p text:style-name="P98"><text:span text:style-name="T2">Formel Skript: 3 &gt;&gt; 1 = 3 / </text:span><text:span text:style-name="T31">2</text:span><text:span text:style-name="T2"> * 1 = </text:span><text:span text:style-name="T32">1 </text:span><text:span text:style-name="T35">(011 → 001.</text:span><text:span text:style-name="T37">1</text:span><text:span text:style-name="T35"> entspricht </text:span><text:span text:style-name="T37">hier</text:span><text:span text:style-name="T35"> 1, </text:span><text:span text:style-name="T36">da int wert returnt wird</text:span><text:span text:style-name="T35">)</text:span></text:p>
      <text:p text:style-name="P10"/>
      <text:p text:style-name="P56">30.</text:p>
      <text:p text:style-name="P10">a)</text:p>
      <text:p text:style-name="P10">1)</text:p>
      <text:p text:style-name="P10">cEX−127,8(<text:span text:style-name="T63">1</text:span>) = c2,<text:span text:style-name="T63">8</text:span>(<text:span text:style-name="T64">1</text:span> + <text:span text:style-name="T64">127</text:span>) = <text:span text:style-name="T64">(10000000)</text:span></text:p>
      <text:p text:style-name="P11">2)</text:p>
      <text:p text:style-name="P11">cEX−7,4(-2) = c2,<text:span text:style-name="T65">4</text:span>(<text:span text:style-name="T65">-2</text:span> + <text:span text:style-name="T65">7</text:span>) = <text:span text:style-name="T65">(1010)</text:span> </text:p>
      <text:p text:style-name="P12">3)</text:p>
      <text:p text:style-name="P12">00000000 → 0</text:p>
      <text:p text:style-name="P13"><text:s/><text:span text:style-name="T64">cEX−127,8(</text:span>0<text:span text:style-name="T64">) = c2,8(0 + 127) = </text:span>(<text:span text:style-name="T68">01111111</text:span>)</text:p>
      <text:p text:style-name="P16">4)</text:p>
      <text:p text:style-name="P16">1111 → 15</text:p>
      <text:p text:style-name="P13"><text:span text:style-name="T64">cEX−7,4(15) = c2,</text:span>4<text:span text:style-name="T64">(15 + </text:span>7<text:span text:style-name="T64">) = </text:span>(<text:span text:style-name="T68">0111</text:span>)</text:p>
      <text:p text:style-name="P14"><text:soft-page-break/><text:span text:style-name="T67">5</text:span>)</text:p>
      <text:p text:style-name="P15">q = 2^(<text:span text:style-name="T66">15</text:span>−<text:span text:style-name="T66">11</text:span>−1) –<text:span text:style-name="T66"> 1 </text:span>= <text:span text:style-name="T66">7</text:span></text:p>
      <text:p text:style-name="P32">6)</text:p>
      <text:p text:style-name="P17">15 – 11 entspricht 4 Stellen</text:p>
      <text:p text:style-name="P19">1110, da 1111 reserviert</text:p>
      <text:p text:style-name="P17">7)</text:p>
      <text:p text:style-name="P18">q = 2^(1<text:span text:style-name="T69">5 </text:span>− <text:span text:style-name="T69">11 </text:span>− 1) − 1 = <text:span text:style-name="T70">7</text:span>; (0001)EX−<text:span text:style-name="T71">7</text:span>,<text:span text:style-name="T71">4</text:span> = (<text:span text:style-name="T72">0001</text:span>)2,<text:span text:style-name="T72">4</text:span> − <text:span text:style-name="T72">7</text:span> = −<text:span text:style-name="T72">6</text:span></text:p>
      <text:p text:style-name="P33">8)</text:p>
      <text:p text:style-name="P18">01<text:span text:style-name="T73">1</text:span>1 ⊕EX−7,4 0<text:span text:style-name="T73">0</text:span>01 <text:span text:style-name="T74">= (0111)2 + (0001)2 – (0111)2 = (0000)</text:span></text:p>
      <text:p text:style-name="P20">9)</text:p>
      <text:p text:style-name="P94"><text:span text:style-name="T22">1111 EX−7,4 1011 <text:s/></text:span><text:span text:style-name="T23">= (1111)2 - (1011)2 + (0111)2 = </text:span><text:span text:style-name="T24">(1011)</text:span></text:p>
      <text:p text:style-name="P34"/>
      <text:p text:style-name="P95"><text:span text:style-name="T24">b</text:span><text:span text:style-name="T2">)</text:span></text:p>
      <text:p text:style-name="P35">1)</text:p>
      <text:p text:style-name="P35">cFK,3,3 </text:p>
      <text:p text:style-name="P96"><text:span text:style-name="T2">cFK,</text:span><text:span text:style-name="T25">3</text:span><text:span text:style-name="T2">,</text:span><text:span text:style-name="T25">3</text:span><text:span text:style-name="T2">(0.</text:span><text:span text:style-name="T25">3</text:span><text:span text:style-name="T2">) = c</text:span><text:span text:style-name="T26">2</text:span><text:span text:style-name="T2">,</text:span><text:span text:style-name="T26">3</text:span><text:span text:style-name="T2">(rd(0.</text:span><text:span text:style-name="T25">3</text:span><text:span text:style-name="T2"> · 2</text:span><text:span text:style-name="T25">^</text:span><text:span text:style-name="T26">3</text:span><text:span text:style-name="T2"> )) = c2,</text:span><text:span text:style-name="T27">3</text:span><text:span text:style-name="T2">(</text:span><text:span text:style-name="T27">2.4</text:span><text:span text:style-name="T2">) = </text:span><text:span text:style-name="T27">10,011</text:span></text:p>
      <text:p text:style-name="P36">2)</text:p>
      <text:p text:style-name="P36">cFK,4,4 </text:p>
      <text:p text:style-name="P37">cFK,4,4(0.6) = c2,4(rd(0.6 · 2^4 )) = c2,4(9.6) = </text:p>
      <text:p text:style-name="P38">3)</text:p>
      <text:p text:style-name="P97"><text:span text:style-name="T27">(</text:span><text:span text:style-name="T28">110</text:span><text:span text:style-name="T27">)FK,</text:span><text:span text:style-name="T28">3</text:span><text:span text:style-name="T27">,</text:span><text:span text:style-name="T28">3</text:span><text:span text:style-name="T27"> = (</text:span><text:span text:style-name="T28">110</text:span><text:span text:style-name="T27">)2/2</text:span><text:span text:style-name="T28">^3</text:span><text:span text:style-name="T27"> = (0.1</text:span><text:span text:style-name="T28">10</text:span><text:span text:style-name="T27">)2 = </text:span><text:span text:style-name="T28">0,75</text:span></text:p>
      <text:p text:style-name="P39">4)</text:p>
      <text:p text:style-name="P39"/>
      <text:p text:style-name="P40">5)</text:p>
      <text:p text:style-name="P97"><text:span text:style-name="T29">1/2^(n+1) </text:span><text:span text:style-name="T30">→ 1 / 2^(4 + 1) → 1 / 2^5</text:span></text:p>
      <text:p text:style-name="P41">6)</text:p>
      <text:p text:style-name="P41"/>
      <text:p text:style-name="P41"/>
      <text:p text:style-name="P57">31.</text:p>
      <text:p text:style-name="P21">1)</text:p>
      <text:p text:style-name="P22">12.8 * 2^0 = 6.4 * 2^1 = 3.2 * 2^2 = 1.6 * 2^3</text:p>
      <text:p text:style-name="P23">2)</text:p>
      <text:p text:style-name="P23"><text:soft-page-break/>0.1 * 2^0 = 0.2 * 2^-1 = 0.4 * 2^-2 = 0.8 * 2^-3 = 1.6 * 2^-4</text:p>
      <text:p text:style-name="P24">3)</text:p>
      <text:p text:style-name="P42">→ 3.0 <text:span text:style-name="T92">GK4,6</text:span></text:p>
      <text:p text:style-name="P24">a) Normierung: <text:span text:style-name="T75">3.0</text:span> = 1.<text:span text:style-name="T75">5</text:span> · 2^1 </text:p>
      <text:p text:style-name="P24">b) Vorzeichenbit: 0 </text:p>
      <text:p text:style-name="P24">c) q = 2<text:span text:style-name="T76">^(6</text:span>−<text:span text:style-name="T76">4</text:span>−1<text:span text:style-name="T76">)</text:span> − 1 = 1</text:p>
      <text:p text:style-name="P24">d) Charakteristik: cEX−1,2(1) = c2,2(1 + 1) = 10</text:p>
      <text:p text:style-name="P24">e) Mantisse: cFK,<text:span text:style-name="T88">3</text:span>,<text:span text:style-name="T88">3</text:span>(0.<text:span text:style-name="T78">5</text:span>) = c2,<text:span text:style-name="T88">3</text:span>(rd(0.<text:span text:style-name="T79">5</text:span> ∗ 2<text:span text:style-name="T77">^3</text:span> )) = c2,4(<text:span text:style-name="T88">4</text:span>) = <text:span text:style-name="T88">100</text:span> </text:p>
      <text:p text:style-name="P24">cGK,<text:span text:style-name="T82">4</text:span>,<text:span text:style-name="T82">6</text:span>(<text:span text:style-name="T82">3.0</text:span>) = 010<text:span text:style-name="T81">10</text:span>0</text:p>
      <text:p text:style-name="P24"/>
      <text:p text:style-name="P25"><text:span text:style-name="T83">4</text:span>)</text:p>
      <text:p text:style-name="P43">→ <text:span text:style-name="T83">-0.75 GK5,8</text:span></text:p>
      <text:p text:style-name="P25">a) Normierung: <text:span text:style-name="T83">0.75</text:span> = 1.<text:span text:style-name="T75">5</text:span> · 2^<text:span text:style-name="T83">-1</text:span></text:p>
      <text:p text:style-name="P25">b) Vorzeichenbit: <text:span text:style-name="T84">1</text:span> </text:p>
      <text:p text:style-name="P25">c) q = 2<text:span text:style-name="T76">^(8</text:span>−<text:span text:style-name="T85">5</text:span>−1<text:span text:style-name="T76">)</text:span> − 1 = <text:span text:style-name="T85">3</text:span></text:p>
      <text:p text:style-name="P25">d) Charakteristik: cEX−<text:span text:style-name="T87">3</text:span>,<text:span text:style-name="T87">3</text:span>(<text:span text:style-name="T86">-1</text:span>) = c2,2(<text:span text:style-name="T86">-1</text:span> + <text:span text:style-name="T86">3</text:span>) = <text:span text:style-name="T89">0</text:span>10</text:p>
      <text:p text:style-name="P25">e) Mantisse: cFK,4,4(0.<text:span text:style-name="T78">5</text:span>) = c2,4(rd(0.<text:span text:style-name="T79">5</text:span> ∗ 2<text:span text:style-name="T77">^</text:span>4 )) = c2,4(<text:span text:style-name="T80">8</text:span>) = <text:span text:style-name="T80">1</text:span>000 </text:p>
      <text:p text:style-name="P25">cGK,<text:span text:style-name="T91">5</text:span>,<text:span text:style-name="T91">8</text:span>(<text:span text:style-name="T82">3.0</text:span>) = <text:span text:style-name="T90">1</text:span>010<text:span text:style-name="T81">10</text:span>00 </text:p>
      <text:p text:style-name="P21"/>
      <text:p text:style-name="P26"><text:span text:style-name="T92">5</text:span>)</text:p>
      <text:p text:style-name="P44">→ <text:span text:style-name="T92">101010</text:span> <text:span text:style-name="T93"><text:s/>GK4,6</text:span></text:p>
      <text:p text:style-name="P26"><text:span text:style-name="T92">a</text:span>) Vorzeichen: <text:span text:style-name="T92">-</text:span></text:p>
      <text:p text:style-name="P26"><text:span text:style-name="T92">b</text:span>) q = 2<text:span text:style-name="T76">^(6</text:span>−<text:span text:style-name="T76">4</text:span>−1<text:span text:style-name="T76">)</text:span> − 1 = 1</text:p>
      <text:p text:style-name="P26"><text:span text:style-name="T92">c</text:span>) <text:span text:style-name="T92">Exponent</text:span>: <text:span text:style-name="T92">(01)</text:span>EX−1,2 = <text:span text:style-name="T94">(01)2</text:span> –<text:span text:style-name="T94"> 1 </text:span>= <text:span text:style-name="T94">0</text:span></text:p>
      <text:p text:style-name="P46">(101010)GK4,6 = <text:span text:style-name="T97">-</text:span>(1.010)2 * <text:span text:style-name="T95">2^0 = -1,25</text:span></text:p>
      <text:p text:style-name="P46"/>
      <text:p text:style-name="P27"><text:span text:style-name="T95">6</text:span>)</text:p>
      <text:p text:style-name="P45">→ <text:span text:style-name="T95">01011110</text:span> <text:span text:style-name="T93"><text:s/>GK5,8</text:span></text:p>
      <text:p text:style-name="P27"><text:span text:style-name="T92">a</text:span>) Vorzeichen: <text:span text:style-name="T95">+</text:span></text:p>
      <text:p text:style-name="P27"><text:span text:style-name="T92">b</text:span>) q = 2<text:span text:style-name="T76">^(8</text:span>−<text:span text:style-name="T95">5</text:span>−1<text:span text:style-name="T76">)</text:span> − 1 = <text:span text:style-name="T96">3</text:span></text:p>
      <text:p text:style-name="P27"><text:span text:style-name="T92">c</text:span>) <text:span text:style-name="T92">Exponent</text:span>: <text:span text:style-name="T92">(101)</text:span>EX−<text:span text:style-name="T97">3</text:span>,<text:span text:style-name="T97">3</text:span> = <text:span text:style-name="T94">(101)2</text:span> –<text:span text:style-name="T94"> 3 </text:span>= <text:span text:style-name="T97">2</text:span></text:p>
      <text:p text:style-name="P47">(<text:span text:style-name="T97">01011110</text:span>)GK<text:span text:style-name="T97">5</text:span>,<text:span text:style-name="T97">8</text:span> = (1.010)2 * <text:span text:style-name="T95">2^2 = 1,25</text:span></text:p>
      <text:p text:style-name="P59"><text:soft-page-break/></text:p>
      <text:p text:style-name="P58"/>
      <text:p text:style-name="P58">32.</text:p>
      <text:p text:style-name="P1">a) 11</text:p>
      <text:p text:style-name="P1">b) <text:span text:style-name="T1">{aa, ab, ac, ba, bb, bc, ca, cb, cc}</text:span></text:p>
      <text:p text:style-name="P2">c) 3*3*3*<text:span text:style-name="T51">3 = 81</text:span></text:p>
      <text:p text:style-name="P53"><text:span text:style-name="T3">d) </text:span><text:span text:style-name="T42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48">e) <text:span text:style-name="T41">∈, b, ba, </text:span><text:span text:style-name="T43">bba</text:span></text:p>
      <text:p text:style-name="P48"><text:span text:style-name="T41">f) a, ca, </text:span><text:span text:style-name="T45">bca,</text:span><text:span text:style-name="T41"> ∈ </text:span></text:p>
      <text:p text:style-name="P49"><text:span text:style-name="T41">g) ∈, </text:span><text:span text:style-name="T46">b, a, ba, ab, bab</text:span></text:p>
      <text:p text:style-name="P48"><text:span text:style-name="T41">h) 17</text:span><text:span text:style-name="T44">2</text:span></text:p>
      <text:p text:style-name="P50"><text:span text:style-name="T41">i) {</text:span><text:span text:style-name="T47">v | v = wc, w </text:span><text:span text:style-name="T48">∈ </text:span><text:span text:style-name="T47">A*</text:span><text:span text:style-name="T41">}</text:span></text:p>
      <text:p text:style-name="P51"><text:span text:style-name="T41">j) </text:span><text:span text:style-name="T47">{w | |w| &gt;= 17}</text:span></text:p>
      <text:p text:style-name="P52"><text:span text:style-name="T41">k) </text:span><text:span text:style-name="T49">{w | w = ubcv, w, v </text:span><text:span text:style-name="T48">∈ </text:span><text:span text:style-name="T49">A*}</text:span></text:p>
      <text:p text:style-name="P51"><text:span text:style-name="T41">l) </text:span><text:span text:style-name="T49">ca</text:span><text:span text:style-name="T50">a</text:span><text:span text:style-name="T49">caca</text:span></text:p>
      <text:p text:style-name="P140">m)</text:p>
      <text:p text:style-name="P141"><text:span text:style-name="T108">1. </text:span>Induktionsanfang</text:p>
      <text:p text:style-name="P144"><text:span text:style-name="T60">Zu zeigen:</text:span> einfachste<text:span text:style-name="T109">s</text:span> Wort <text:span text:style-name="T110">beginnt</text:span> <text:span text:style-name="T110">mit c</text:span></text:p>
      <text:p text:style-name="P141">→ <text:span text:style-name="T2">Einfachstes Wort: c</text:span></text:p>
      <text:p text:style-name="P141"><text:span text:style-name="T2">c beginnt offensichtlich mit c</text:span></text:p>
      <text:p text:style-name="P142">2. Induktionsschritt</text:p>
      <text:p text:style-name="P142">IV: <text:span text:style-name="T40">w</text:span><text:span text:style-name="T112"> </text:span><text:span text:style-name="T2">fängt mit dem Buchstaben c an</text:span></text:p>
      <text:p text:style-name="P142">Zu zeigen: <text:span text:style-name="T38">Falls w mit dem Buchstaben c beginnt, dann beginnt auch dementsprechend </text:span><text:span text:style-name="T39">wc mit dem Buchstaben c</text:span></text:p>
      <text:p text:style-name="P143"><text:span text:style-name="T111">B</text:span>eweis: <text:span text:style-name="T2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8T12:35:57.488000000</dc:date>
    <meta:editing-duration>PT10H27M2S</meta:editing-duration>
    <meta:editing-cycles>142</meta:editing-cycles>
    <meta:generator>LibreOffice/6.0.5.2$Windows_X86_64 LibreOffice_project/54c8cbb85f300ac59db32fe8a675ff7683cd5a16</meta:generator>
    <meta:document-statistic meta:table-count="15" meta:image-count="0" meta:object-count="0" meta:page-count="7" meta:paragraph-count="373" meta:word-count="940" meta:character-count="3423" meta:non-whitespace-character-count="2811"/>
  </office:meta>
</office:document-meta>
</file>